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in" fo:border="0.5pt solid #000000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in" fo:border="0.5pt solid #000000" style:writing-mode="page"/>
    </style:style>
    <style:style style:name="Table3" style:family="table">
      <style:table-properties style:width="3.8715in" table:align="left"/>
    </style:style>
    <style:style style:name="Table3.A" style:family="table-column">
      <style:table-column-properties style:column-width="0.9556in"/>
    </style:style>
    <style:style style:name="Table3.B" style:family="table-column">
      <style:table-column-properties style:column-width="0.9563in"/>
    </style:style>
    <style:style style:name="Table3.D" style:family="table-column">
      <style:table-column-properties style:column-width="1.0035in"/>
    </style:style>
    <style:style style:name="Table3.A1" style:family="table-cell">
      <style:table-cell-properties fo:padding="0in" fo:border="0.75pt solid #000000"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8368in" style:rel-column-width="8191*"/>
    </style:style>
    <style:style style:name="Table5.B" style:family="table-column">
      <style:table-column-properties style:column-width="0.8368in" style:rel-column-width="8192*"/>
    </style:style>
    <style:style style:name="Table5.G" style:family="table-column">
      <style:table-column-properties style:column-width="0.8361in" style:rel-column-width="8190*"/>
    </style:style>
    <style:style style:name="Table5.H" style:family="table-column">
      <style:table-column-properties style:column-width="0.8368in" style:rel-column-width="8195*"/>
    </style:style>
    <style:style style:name="Table5.A1" style:family="table-cell">
      <style:table-cell-properties fo:padding="0in" fo:border="none"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2.2313in" style:rel-column-width="21847*"/>
    </style:style>
    <style:style style:name="Table6.C" style:family="table-column">
      <style:table-column-properties style:column-width="2.2313in" style:rel-column-width="21848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3382in" style:rel-column-width="13106*"/>
    </style:style>
    <style:style style:name="Table7.B" style:family="table-column">
      <style:table-column-properties style:column-width="1.3389in" style:rel-column-width="13107*"/>
    </style:style>
    <style:style style:name="Table7.E" style:family="table-column">
      <style:table-column-properties style:column-width="1.3389in" style:rel-column-width="13109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3382in" style:rel-column-width="13106*"/>
    </style:style>
    <style:style style:name="Table8.B" style:family="table-column">
      <style:table-column-properties style:column-width="1.3389in" style:rel-column-width="13107*"/>
    </style:style>
    <style:style style:name="Table8.E" style:family="table-column">
      <style:table-column-properties style:column-width="1.3389in" style:rel-column-width="13109*"/>
    </style:style>
    <style:style style:name="Table8.A1" style:family="table-cell">
      <style:table-cell-properties fo:padding="0in" fo:border="none"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3389in" style:rel-column-width="13107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3389in" style:rel-column-width="13107*"/>
    </style:style>
    <style:style style:name="Table11.A1" style:family="table-cell">
      <style:table-cell-properties style:writing-mode="pag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9563in" style:rel-column-width="9361*"/>
    </style:style>
    <style:style style:name="Table12.B" style:family="table-column">
      <style:table-column-properties style:column-width="0.9563in" style:rel-column-width="9363*"/>
    </style:style>
    <style:style style:name="Table12.C" style:family="table-column">
      <style:table-column-properties style:column-width="0.9563in" style:rel-column-width="9362*"/>
    </style:style>
    <style:style style:name="Table12.A1" style:family="table-cell">
      <style:table-cell-properties fo:padding="0in" fo:border="none" style:writing-mode="page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3389in" style:rel-column-width="13107*"/>
    </style:style>
    <style:style style:name="Table13.C" style:family="table-column">
      <style:table-column-properties style:column-width="2.0076in" style:rel-column-width="19660*"/>
    </style:style>
    <style:style style:name="Table13.D" style:family="table-column">
      <style:table-column-properties style:column-width="2.0076in" style:rel-column-width="19661*"/>
    </style:style>
    <style:style style:name="Table13.A1" style:family="table-cell">
      <style:table-cell-properties style:writing-mode="page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0.9563in" style:rel-column-width="9362*"/>
    </style:style>
    <style:style style:name="Table14.G" style:family="table-column">
      <style:table-column-properties style:column-width="0.9563in" style:rel-column-width="9363*"/>
    </style:style>
    <style:style style:name="Table14.A1" style:family="table-cell">
      <style:table-cell-properties style:writing-mode="page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style:writing-mode="page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2.2313in" style:rel-column-width="21845*"/>
    </style:style>
    <style:style style:name="Table16.A1" style:family="table-cell">
      <style:table-cell-properties style:writing-mode="page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3382in" style:rel-column-width="13106*"/>
    </style:style>
    <style:style style:name="Table17.B" style:family="table-column">
      <style:table-column-properties style:column-width="1.3389in" style:rel-column-width="13107*"/>
    </style:style>
    <style:style style:name="Table17.E" style:family="table-column">
      <style:table-column-properties style:column-width="1.3389in" style:rel-column-width="13110*"/>
    </style:style>
    <style:style style:name="Table17.A1" style:family="table-cell">
      <style:table-cell-properties fo:padding="0in" fo:border="none" style:writing-mode="page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0.8368in" style:rel-column-width="8191*"/>
    </style:style>
    <style:style style:name="Table18.H" style:family="table-column">
      <style:table-column-properties style:column-width="0.8375in" style:rel-column-width="8198*"/>
    </style:style>
    <style:style style:name="Table18.A1" style:family="table-cell">
      <style:table-cell-properties style:writing-mode="page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3.3465in" style:rel-column-width="32767*"/>
    </style:style>
    <style:style style:name="Table20.B" style:family="table-column">
      <style:table-column-properties style:column-width="3.3465in" style:rel-column-width="32768*"/>
    </style:style>
    <style:style style:name="Table20.A1" style:family="table-cell">
      <style:table-cell-properties fo:padding="0in" fo:border="none" style:writing-mode="page"/>
    </style:style>
    <style:style style:name="Table19" style:family="table">
      <style:table-properties style:width="6.691in" table:align="left"/>
    </style:style>
    <style:style style:name="Table19.A" style:family="table-column">
      <style:table-column-properties style:column-width="0.3125in"/>
    </style:style>
    <style:style style:name="Table19.B" style:family="table-column">
      <style:table-column-properties style:column-width="0.3764in"/>
    </style:style>
    <style:style style:name="Table19.C" style:family="table-column">
      <style:table-column-properties style:column-width="0.4972in"/>
    </style:style>
    <style:style style:name="Table19.D" style:family="table-column">
      <style:table-column-properties style:column-width="0.5604in"/>
    </style:style>
    <style:style style:name="Table19.E" style:family="table-column">
      <style:table-column-properties style:column-width="1.0021in"/>
    </style:style>
    <style:style style:name="Table19.F" style:family="table-column">
      <style:table-column-properties style:column-width="0.7528in"/>
    </style:style>
    <style:style style:name="Table19.G" style:family="table-column">
      <style:table-column-properties style:column-width="0.6896in"/>
    </style:style>
    <style:style style:name="Table19.H" style:family="table-column">
      <style:table-column-properties style:column-width="2.5in"/>
    </style:style>
    <style:style style:name="Table19.A1" style:family="table-cell">
      <style:table-cell-properties fo:padding="0in" fo:border="none" style:writing-mode="page"/>
    </style:style>
    <style:style style:name="Table19.8" style:family="table-row">
      <style:table-row-properties style:min-row-height="0.2208in"/>
    </style:style>
    <style:style style:name="Table21" style:family="table">
      <style:table-properties style:width="6.691in" table:align="left"/>
    </style:style>
    <style:style style:name="Table21.A" style:family="table-column">
      <style:table-column-properties style:column-width="0.3125in"/>
    </style:style>
    <style:style style:name="Table21.B" style:family="table-column">
      <style:table-column-properties style:column-width="0.3764in"/>
    </style:style>
    <style:style style:name="Table21.C" style:family="table-column">
      <style:table-column-properties style:column-width="0.4972in"/>
    </style:style>
    <style:style style:name="Table21.D" style:family="table-column">
      <style:table-column-properties style:column-width="0.5604in"/>
    </style:style>
    <style:style style:name="Table21.E" style:family="table-column">
      <style:table-column-properties style:column-width="1.0021in"/>
    </style:style>
    <style:style style:name="Table21.F" style:family="table-column">
      <style:table-column-properties style:column-width="0.7528in"/>
    </style:style>
    <style:style style:name="Table21.G" style:family="table-column">
      <style:table-column-properties style:column-width="0.6896in"/>
    </style:style>
    <style:style style:name="Table21.H" style:family="table-column">
      <style:table-column-properties style:column-width="2.5in"/>
    </style:style>
    <style:style style:name="Table21.A1" style:family="table-cell">
      <style:table-cell-properties fo:padding="0in" fo:border="none" style:writing-mode="page"/>
    </style:style>
    <style:style style:name="Table21.8" style:family="table-row">
      <style:table-row-properties style:min-row-height="0.0333in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0.9563in" style:rel-column-width="9361*"/>
    </style:style>
    <style:style style:name="Table22.B" style:family="table-column">
      <style:table-column-properties style:column-width="0.9563in" style:rel-column-width="9363*"/>
    </style:style>
    <style:style style:name="Table22.C" style:family="table-column">
      <style:table-column-properties style:column-width="0.9563in" style:rel-column-width="9362*"/>
    </style:style>
    <style:style style:name="Table22.F" style:family="table-column">
      <style:table-column-properties style:column-width="0.9563in" style:rel-column-width="9360*"/>
    </style:style>
    <style:style style:name="Table22.A1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21e918" officeooo:paragraph-rsid="0021e918"/>
    </style:style>
    <style:style style:name="P2" style:family="paragraph" style:parent-style-name="Standard">
      <style:paragraph-properties fo:text-align="start" style:justify-single-word="false"/>
      <style:text-properties officeooo:rsid="0021e918" officeooo:paragraph-rsid="0070dd8b"/>
    </style:style>
    <style:style style:name="P3" style:family="paragraph" style:parent-style-name="Standard">
      <style:text-properties officeooo:paragraph-rsid="0021e918"/>
    </style:style>
    <style:style style:name="P4" style:family="paragraph" style:parent-style-name="Standard">
      <style:text-properties officeooo:rsid="0028b995" officeooo:paragraph-rsid="0028b995"/>
    </style:style>
    <style:style style:name="P5" style:family="paragraph" style:parent-style-name="Standard">
      <style:text-properties officeooo:rsid="003097f4" officeooo:paragraph-rsid="003097f4"/>
    </style:style>
    <style:style style:name="P6" style:family="paragraph" style:parent-style-name="Standard">
      <style:paragraph-properties fo:text-align="center" style:justify-single-word="false"/>
      <style:text-properties officeooo:rsid="003097f4" officeooo:paragraph-rsid="003097f4"/>
    </style:style>
    <style:style style:name="P7" style:family="paragraph" style:parent-style-name="Standard">
      <style:text-properties officeooo:rsid="003097f4" officeooo:paragraph-rsid="0076d758"/>
    </style:style>
    <style:style style:name="P8" style:family="paragraph" style:parent-style-name="Standard">
      <style:paragraph-properties fo:text-align="center" style:justify-single-word="false"/>
      <style:text-properties fo:font-weight="bold" officeooo:rsid="003097f4" officeooo:paragraph-rsid="003097f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ce9d87" officeooo:paragraph-rsid="00d3d288" style:font-weight-asian="bold" style:font-weight-complex="bold"/>
    </style:style>
    <style:style style:name="P10" style:family="paragraph" style:parent-style-name="Standard">
      <style:text-properties fo:font-weight="bold" officeooo:paragraph-rsid="02218b1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5e023d" officeooo:paragraph-rsid="028b2c28" style:font-weight-asian="bold" style:font-weight-complex="bold"/>
    </style:style>
    <style:style style:name="P12" style:family="paragraph" style:parent-style-name="Standard">
      <style:text-properties fo:font-weight="bold" officeooo:rsid="02938bcd" officeooo:paragraph-rsid="02938bcd" style:font-weight-asian="bold" style:font-weight-complex="bold"/>
    </style:style>
    <style:style style:name="P13" style:family="paragraph" style:parent-style-name="Standard">
      <style:text-properties fo:font-weight="bold" officeooo:rsid="0266e8a5" officeooo:paragraph-rsid="0266e8a5" fo:background-color="#ffff0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3097f4" officeooo:paragraph-rsid="003097f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3097f4" officeooo:paragraph-rsid="0060b4c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436801" officeooo:paragraph-rsid="0043680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5e6b9a" officeooo:paragraph-rsid="005e6b9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70dd8b" officeooo:paragraph-rsid="0070dd8b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5e023d" officeooo:paragraph-rsid="005e023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5e023d" officeooo:paragraph-rsid="028b2c28" style:font-weight-asian="normal" style:font-weight-complex="normal"/>
    </style:style>
    <style:style style:name="P21" style:family="paragraph" style:parent-style-name="Standard">
      <style:text-properties fo:font-weight="normal" officeooo:rsid="02946e3f" officeooo:paragraph-rsid="02946e3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officeooo:rsid="005e6b9a" officeooo:paragraph-rsid="005e6b9a"/>
    </style:style>
    <style:style style:name="P23" style:family="paragraph" style:parent-style-name="Standard">
      <style:paragraph-properties fo:text-align="start" style:justify-single-word="false"/>
      <style:text-properties officeooo:rsid="00734789" officeooo:paragraph-rsid="00734789"/>
    </style:style>
    <style:style style:name="P24" style:family="paragraph" style:parent-style-name="Standard">
      <style:paragraph-properties fo:text-align="start" style:justify-single-word="false"/>
      <style:text-properties officeooo:rsid="00734789" officeooo:paragraph-rsid="011661bf"/>
    </style:style>
    <style:style style:name="P25" style:family="paragraph" style:parent-style-name="Standard">
      <style:paragraph-properties fo:text-align="start" style:justify-single-word="false"/>
      <style:text-properties officeooo:rsid="008d1db1" officeooo:paragraph-rsid="008d1db1"/>
    </style:style>
    <style:style style:name="P26" style:family="paragraph" style:parent-style-name="Standard">
      <style:paragraph-properties fo:text-align="start" style:justify-single-word="false"/>
      <style:text-properties officeooo:rsid="008d1db1" officeooo:paragraph-rsid="009828db"/>
    </style:style>
    <style:style style:name="P27" style:family="paragraph" style:parent-style-name="Standard">
      <style:paragraph-properties fo:text-align="start" style:justify-single-word="false"/>
      <style:text-properties officeooo:rsid="008d1db1" officeooo:paragraph-rsid="00ae97cc"/>
    </style:style>
    <style:style style:name="P28" style:family="paragraph" style:parent-style-name="Standard">
      <style:paragraph-properties fo:text-align="start" style:justify-single-word="false"/>
      <style:text-properties officeooo:rsid="008d1db1" officeooo:paragraph-rsid="00e77c0c"/>
    </style:style>
    <style:style style:name="P29" style:family="paragraph" style:parent-style-name="Standard">
      <style:paragraph-properties fo:text-align="start" style:justify-single-word="false"/>
      <style:text-properties officeooo:rsid="008d1db1" officeooo:paragraph-rsid="00f5e3f2"/>
    </style:style>
    <style:style style:name="P30" style:family="paragraph" style:parent-style-name="Table_20_Contents">
      <style:paragraph-properties fo:text-align="start" style:justify-single-word="false"/>
      <style:text-properties officeooo:rsid="0046b5ff" officeooo:paragraph-rsid="0046b5ff"/>
    </style:style>
    <style:style style:name="P31" style:family="paragraph" style:parent-style-name="Table_20_Contents">
      <style:paragraph-properties fo:text-align="start" style:justify-single-word="false"/>
      <style:text-properties officeooo:rsid="0046b5ff" officeooo:paragraph-rsid="00628403"/>
    </style:style>
    <style:style style:name="P32" style:family="paragraph" style:parent-style-name="Table_20_Contents">
      <style:paragraph-properties fo:text-align="start" style:justify-single-word="false"/>
      <style:text-properties officeooo:rsid="0046b5ff" officeooo:paragraph-rsid="006459ec"/>
    </style:style>
    <style:style style:name="P33" style:family="paragraph" style:parent-style-name="Table_20_Contents">
      <style:paragraph-properties fo:text-align="start" style:justify-single-word="false"/>
      <style:text-properties officeooo:rsid="0046b5ff" officeooo:paragraph-rsid="0064d949"/>
    </style:style>
    <style:style style:name="P34" style:family="paragraph" style:parent-style-name="Table_20_Contents">
      <style:paragraph-properties fo:text-align="start" style:justify-single-word="false"/>
      <style:text-properties officeooo:rsid="004751d3" officeooo:paragraph-rsid="004751d3"/>
    </style:style>
    <style:style style:name="P35" style:family="paragraph" style:parent-style-name="Table_20_Contents">
      <style:paragraph-properties fo:text-align="start" style:justify-single-word="false"/>
      <style:text-properties officeooo:rsid="004751d3" officeooo:paragraph-rsid="0060b4c4"/>
    </style:style>
    <style:style style:name="P36" style:family="paragraph" style:parent-style-name="Table_20_Contents">
      <style:paragraph-properties fo:text-align="start" style:justify-single-word="false"/>
      <style:text-properties officeooo:rsid="0047a045" officeooo:paragraph-rsid="0047a045"/>
    </style:style>
    <style:style style:name="P37" style:family="paragraph" style:parent-style-name="Table_20_Contents">
      <style:paragraph-properties fo:text-align="start" style:justify-single-word="false"/>
      <style:text-properties officeooo:rsid="0047a045" officeooo:paragraph-rsid="00486865"/>
    </style:style>
    <style:style style:name="P38" style:family="paragraph" style:parent-style-name="Table_20_Contents">
      <style:paragraph-properties fo:text-align="start" style:justify-single-word="false"/>
      <style:text-properties officeooo:rsid="0047a045" officeooo:paragraph-rsid="0048c6c6"/>
    </style:style>
    <style:style style:name="P39" style:family="paragraph" style:parent-style-name="Table_20_Contents">
      <style:paragraph-properties fo:text-align="start" style:justify-single-word="false"/>
      <style:text-properties officeooo:rsid="0047a045" officeooo:paragraph-rsid="004a75a0"/>
    </style:style>
    <style:style style:name="P40" style:family="paragraph" style:parent-style-name="Table_20_Contents">
      <style:paragraph-properties fo:text-align="start" style:justify-single-word="false"/>
      <style:text-properties officeooo:rsid="0047a045" officeooo:paragraph-rsid="004c43f7"/>
    </style:style>
    <style:style style:name="P41" style:family="paragraph" style:parent-style-name="Table_20_Contents">
      <style:paragraph-properties fo:text-align="start" style:justify-single-word="false"/>
      <style:text-properties officeooo:rsid="0047a045" officeooo:paragraph-rsid="004c53c5"/>
    </style:style>
    <style:style style:name="P42" style:family="paragraph" style:parent-style-name="Table_20_Contents">
      <style:paragraph-properties fo:text-align="start" style:justify-single-word="false"/>
      <style:text-properties officeooo:rsid="0047a045" officeooo:paragraph-rsid="004d4be3"/>
    </style:style>
    <style:style style:name="P43" style:family="paragraph" style:parent-style-name="Table_20_Contents">
      <style:paragraph-properties fo:text-align="start" style:justify-single-word="false"/>
      <style:text-properties officeooo:rsid="0047a045" officeooo:paragraph-rsid="0060b4c4"/>
    </style:style>
    <style:style style:name="P44" style:family="paragraph" style:parent-style-name="Table_20_Contents">
      <style:paragraph-properties fo:text-align="start" style:justify-single-word="false"/>
      <style:text-properties officeooo:rsid="0047a045" officeooo:paragraph-rsid="00462b3a"/>
    </style:style>
    <style:style style:name="P45" style:family="paragraph" style:parent-style-name="Table_20_Contents">
      <style:paragraph-properties fo:text-align="start" style:justify-single-word="false"/>
      <style:text-properties officeooo:rsid="0067ae41" officeooo:paragraph-rsid="0067ae41"/>
    </style:style>
    <style:style style:name="P46" style:family="paragraph" style:parent-style-name="Table_20_Contents">
      <style:paragraph-properties fo:text-align="start" style:justify-single-word="false"/>
      <style:text-properties officeooo:rsid="0068e6bd" officeooo:paragraph-rsid="0068e6bd"/>
    </style:style>
    <style:style style:name="P47" style:family="paragraph" style:parent-style-name="Table_20_Contents">
      <style:paragraph-properties fo:text-align="start" style:justify-single-word="false"/>
      <style:text-properties officeooo:rsid="0069a7d9" officeooo:paragraph-rsid="0069a7d9"/>
    </style:style>
    <style:style style:name="P48" style:family="paragraph" style:parent-style-name="Table_20_Contents">
      <style:paragraph-properties fo:text-align="start" style:justify-single-word="false"/>
      <style:text-properties officeooo:rsid="006a1286" officeooo:paragraph-rsid="006a1286"/>
    </style:style>
    <style:style style:name="P49" style:family="paragraph" style:parent-style-name="Table_20_Contents">
      <style:paragraph-properties fo:text-align="start" style:justify-single-word="false"/>
      <style:text-properties officeooo:rsid="006e0d12" officeooo:paragraph-rsid="006e0d12"/>
    </style:style>
    <style:style style:name="P50" style:family="paragraph" style:parent-style-name="Table_20_Contents">
      <style:paragraph-properties fo:text-align="start" style:justify-single-word="false"/>
      <style:text-properties officeooo:rsid="008207d1" officeooo:paragraph-rsid="008207d1"/>
    </style:style>
    <style:style style:name="P51" style:family="paragraph" style:parent-style-name="Table_20_Contents">
      <style:paragraph-properties fo:text-align="start" style:justify-single-word="false"/>
      <style:text-properties officeooo:rsid="008374eb" officeooo:paragraph-rsid="008374eb"/>
    </style:style>
    <style:style style:name="P52" style:family="paragraph" style:parent-style-name="Table_20_Contents">
      <style:paragraph-properties fo:text-align="start" style:justify-single-word="false"/>
      <style:text-properties officeooo:rsid="008543bd" officeooo:paragraph-rsid="008543bd"/>
    </style:style>
    <style:style style:name="P53" style:family="paragraph" style:parent-style-name="Table_20_Contents">
      <style:paragraph-properties fo:text-align="start" style:justify-single-word="false"/>
      <style:text-properties officeooo:rsid="008543bd" officeooo:paragraph-rsid="00869864"/>
    </style:style>
    <style:style style:name="P54" style:family="paragraph" style:parent-style-name="Table_20_Contents">
      <style:paragraph-properties fo:text-align="start" style:justify-single-word="false"/>
      <style:text-properties officeooo:rsid="00869864" officeooo:paragraph-rsid="00869864"/>
    </style:style>
    <style:style style:name="P55" style:family="paragraph" style:parent-style-name="Table_20_Contents">
      <style:paragraph-properties fo:text-align="start" style:justify-single-word="false"/>
      <style:text-properties officeooo:rsid="00869864" officeooo:paragraph-rsid="0088f7ab"/>
    </style:style>
    <style:style style:name="P56" style:family="paragraph" style:parent-style-name="Table_20_Contents">
      <style:paragraph-properties fo:text-align="start" style:justify-single-word="false"/>
      <style:text-properties officeooo:rsid="00869864" officeooo:paragraph-rsid="008a8413"/>
    </style:style>
    <style:style style:name="P57" style:family="paragraph" style:parent-style-name="Table_20_Contents">
      <style:paragraph-properties fo:text-align="start" style:justify-single-word="false"/>
      <style:text-properties officeooo:rsid="00869864" officeooo:paragraph-rsid="008a8813"/>
    </style:style>
    <style:style style:name="P58" style:family="paragraph" style:parent-style-name="Table_20_Contents">
      <style:paragraph-properties fo:text-align="start" style:justify-single-word="false"/>
      <style:text-properties officeooo:rsid="00869864" officeooo:paragraph-rsid="008b9cd2"/>
    </style:style>
    <style:style style:name="P59" style:family="paragraph" style:parent-style-name="Table_20_Contents">
      <style:paragraph-properties fo:text-align="start" style:justify-single-word="false"/>
      <style:text-properties officeooo:rsid="0088f7ab" officeooo:paragraph-rsid="0088f7ab"/>
    </style:style>
    <style:style style:name="P60" style:family="paragraph" style:parent-style-name="Table_20_Contents">
      <style:paragraph-properties fo:text-align="start" style:justify-single-word="false"/>
      <style:text-properties officeooo:rsid="0088f7ab" officeooo:paragraph-rsid="008a8413"/>
    </style:style>
    <style:style style:name="P61" style:family="paragraph" style:parent-style-name="Table_20_Contents">
      <style:paragraph-properties fo:text-align="start" style:justify-single-word="false"/>
      <style:text-properties officeooo:rsid="008a8813" officeooo:paragraph-rsid="008a8813"/>
    </style:style>
    <style:style style:name="P62" style:family="paragraph" style:parent-style-name="Table_20_Contents">
      <style:paragraph-properties fo:text-align="start" style:justify-single-word="false"/>
      <style:text-properties officeooo:rsid="008a8813" officeooo:paragraph-rsid="008b9cd2"/>
    </style:style>
    <style:style style:name="P63" style:family="paragraph" style:parent-style-name="Table_20_Contents">
      <style:paragraph-properties fo:text-align="start" style:justify-single-word="false"/>
      <style:text-properties officeooo:rsid="008ccb63" officeooo:paragraph-rsid="008ccb63"/>
    </style:style>
    <style:style style:name="P64" style:family="paragraph" style:parent-style-name="Table_20_Contents">
      <style:paragraph-properties fo:text-align="start" style:justify-single-word="false"/>
      <style:text-properties officeooo:rsid="0094e09f" officeooo:paragraph-rsid="0094e09f"/>
    </style:style>
    <style:style style:name="P65" style:family="paragraph" style:parent-style-name="Table_20_Contents">
      <style:paragraph-properties fo:text-align="start" style:justify-single-word="false"/>
      <style:text-properties officeooo:rsid="0095b427" officeooo:paragraph-rsid="0095b427"/>
    </style:style>
    <style:style style:name="P66" style:family="paragraph" style:parent-style-name="Table_20_Contents">
      <style:paragraph-properties fo:text-align="start" style:justify-single-word="false"/>
      <style:text-properties officeooo:rsid="0098e011" officeooo:paragraph-rsid="0098e011" fo:background-color="#81d41a"/>
    </style:style>
    <style:style style:name="P67" style:family="paragraph" style:parent-style-name="Table_20_Contents">
      <style:paragraph-properties fo:text-align="start" style:justify-single-word="false"/>
      <style:text-properties officeooo:rsid="0098e011" officeooo:paragraph-rsid="009bf635" fo:background-color="#81d41a"/>
    </style:style>
    <style:style style:name="P68" style:family="paragraph" style:parent-style-name="Table_20_Contents">
      <style:paragraph-properties fo:text-align="start" style:justify-single-word="false"/>
      <style:text-properties fo:language="en" fo:country="US" officeooo:rsid="009f1764" officeooo:paragraph-rsid="00a1073e" fo:background-color="#81d41a"/>
    </style:style>
    <style:style style:name="P69" style:family="paragraph" style:parent-style-name="Table_20_Contents">
      <style:paragraph-properties fo:text-align="start" style:justify-single-word="false"/>
      <style:text-properties fo:language="en" fo:country="US" officeooo:rsid="009f1764" officeooo:paragraph-rsid="00a78c9f" fo:background-color="#81d41a"/>
    </style:style>
    <style:style style:name="P70" style:family="paragraph" style:parent-style-name="Table_20_Contents">
      <style:paragraph-properties fo:text-align="start" style:justify-single-word="false"/>
      <style:text-properties fo:language="en" fo:country="US" officeooo:rsid="00de53ab" officeooo:paragraph-rsid="00de53ab" fo:background-color="#81d41a"/>
    </style:style>
    <style:style style:name="P71" style:family="paragraph" style:parent-style-name="Table_20_Contents">
      <style:paragraph-properties fo:text-align="start" style:justify-single-word="false"/>
      <style:text-properties fo:language="en" fo:country="US" officeooo:rsid="00adc384" officeooo:paragraph-rsid="00adc384"/>
    </style:style>
    <style:style style:name="P72" style:family="paragraph" style:parent-style-name="Table_20_Contents">
      <style:paragraph-properties fo:text-align="start" style:justify-single-word="false"/>
      <style:text-properties fo:language="en" fo:country="US" officeooo:rsid="00ae97cc" officeooo:paragraph-rsid="00ae97cc"/>
    </style:style>
    <style:style style:name="P73" style:family="paragraph" style:parent-style-name="Table_20_Contents">
      <style:paragraph-properties fo:text-align="start" style:justify-single-word="false"/>
      <style:text-properties fo:language="en" fo:country="US" officeooo:rsid="00b00362" officeooo:paragraph-rsid="00b00362"/>
    </style:style>
    <style:style style:name="P74" style:family="paragraph" style:parent-style-name="Table_20_Contents">
      <style:paragraph-properties fo:text-align="start" style:justify-single-word="false"/>
      <style:text-properties fo:language="en" fo:country="US" officeooo:rsid="00b00362" officeooo:paragraph-rsid="00b134ff"/>
    </style:style>
    <style:style style:name="P75" style:family="paragraph" style:parent-style-name="Table_20_Contents">
      <style:paragraph-properties fo:text-align="start" style:justify-single-word="false"/>
      <style:text-properties fo:language="en" fo:country="US" officeooo:rsid="00b00362" officeooo:paragraph-rsid="00b192ac"/>
    </style:style>
    <style:style style:name="P76" style:family="paragraph" style:parent-style-name="Table_20_Contents">
      <style:paragraph-properties fo:text-align="start" style:justify-single-word="false"/>
      <style:text-properties fo:language="en" fo:country="US" officeooo:rsid="00b00362" officeooo:paragraph-rsid="00b2ec58"/>
    </style:style>
    <style:style style:name="P77" style:family="paragraph" style:parent-style-name="Table_20_Contents">
      <style:paragraph-properties fo:text-align="start" style:justify-single-word="false"/>
      <style:text-properties fo:language="en" fo:country="US" officeooo:rsid="00b00362" officeooo:paragraph-rsid="00b4b4d0"/>
    </style:style>
    <style:style style:name="P78" style:family="paragraph" style:parent-style-name="Table_20_Contents">
      <style:paragraph-properties fo:text-align="start" style:justify-single-word="false"/>
      <style:text-properties fo:language="en" fo:country="US" officeooo:rsid="00b7508e" officeooo:paragraph-rsid="00b7508e"/>
    </style:style>
    <style:style style:name="P79" style:family="paragraph" style:parent-style-name="Table_20_Contents">
      <style:paragraph-properties fo:text-align="start" style:justify-single-word="false"/>
      <style:text-properties fo:language="en" fo:country="US" officeooo:rsid="00b7508e" officeooo:paragraph-rsid="00b8a4b6"/>
    </style:style>
    <style:style style:name="P80" style:family="paragraph" style:parent-style-name="Table_20_Contents">
      <style:paragraph-properties fo:text-align="start" style:justify-single-word="false"/>
      <style:text-properties fo:language="en" fo:country="US" officeooo:rsid="00bd4fd9" officeooo:paragraph-rsid="00bd4fd9"/>
    </style:style>
    <style:style style:name="P81" style:family="paragraph" style:parent-style-name="Table_20_Contents">
      <style:paragraph-properties fo:text-align="start" style:justify-single-word="false"/>
      <style:text-properties fo:language="en" fo:country="US" officeooo:rsid="00c5b6ab" officeooo:paragraph-rsid="00c5b6ab"/>
    </style:style>
    <style:style style:name="P82" style:family="paragraph" style:parent-style-name="Standard">
      <style:paragraph-properties fo:text-align="start" style:justify-single-word="false"/>
      <style:text-properties fo:language="en" fo:country="US" officeooo:rsid="00a9f079" officeooo:paragraph-rsid="00ac7eed"/>
    </style:style>
    <style:style style:name="P83" style:family="paragraph" style:parent-style-name="Standard">
      <style:paragraph-properties fo:text-align="start" style:justify-single-word="false"/>
      <style:text-properties fo:language="en" fo:country="US" officeooo:rsid="00a9f079" officeooo:paragraph-rsid="00ae97cc"/>
    </style:style>
    <style:style style:name="P84" style:family="paragraph" style:parent-style-name="Standard">
      <style:paragraph-properties fo:text-align="start" style:justify-single-word="false"/>
      <style:text-properties fo:language="en" fo:country="US" officeooo:rsid="00a9f079" officeooo:paragraph-rsid="00c41efc"/>
    </style:style>
    <style:style style:name="P85" style:family="paragraph" style:parent-style-name="Standard">
      <style:paragraph-properties fo:text-align="start" style:justify-single-word="false"/>
      <style:text-properties fo:language="en" fo:country="US" officeooo:rsid="00a9f079" officeooo:paragraph-rsid="00c0cd16"/>
    </style:style>
    <style:style style:name="P86" style:family="paragraph" style:parent-style-name="Standard">
      <style:paragraph-properties fo:text-align="start" style:justify-single-word="false"/>
      <style:text-properties fo:language="en" fo:country="US" officeooo:rsid="00a9f079" officeooo:paragraph-rsid="00e18e87"/>
    </style:style>
    <style:style style:name="P87" style:family="paragraph" style:parent-style-name="Table_20_Contents">
      <style:paragraph-properties fo:text-align="start" style:justify-single-word="false"/>
      <style:text-properties fo:language="en" fo:country="US" officeooo:rsid="00c8ad57" officeooo:paragraph-rsid="00c8ad57"/>
    </style:style>
    <style:style style:name="P88" style:family="paragraph" style:parent-style-name="Table_20_Contents">
      <style:paragraph-properties fo:text-align="start" style:justify-single-word="false"/>
      <style:text-properties fo:language="en" fo:country="US" officeooo:rsid="00beb1a5" officeooo:paragraph-rsid="00beb1a5"/>
    </style:style>
    <style:style style:name="P89" style:family="paragraph" style:parent-style-name="Table_20_Contents">
      <style:paragraph-properties fo:text-align="start" style:justify-single-word="false"/>
      <style:text-properties fo:language="en" fo:country="US" officeooo:rsid="00c91082" officeooo:paragraph-rsid="00c91082"/>
    </style:style>
    <style:style style:name="P90" style:family="paragraph" style:parent-style-name="Table_20_Contents">
      <style:paragraph-properties fo:text-align="start" style:justify-single-word="false"/>
      <style:text-properties fo:language="en" fo:country="US" officeooo:rsid="00ca80ca" officeooo:paragraph-rsid="00cb0b87"/>
    </style:style>
    <style:style style:name="P91" style:family="paragraph" style:parent-style-name="Table_20_Contents">
      <style:paragraph-properties fo:text-align="start" style:justify-single-word="false"/>
      <style:text-properties fo:language="en" fo:country="US" officeooo:rsid="00cc1055" officeooo:paragraph-rsid="00cc1055"/>
    </style:style>
    <style:style style:name="P92" style:family="paragraph" style:parent-style-name="Table_20_Contents">
      <style:paragraph-properties fo:text-align="start" style:justify-single-word="false"/>
      <style:text-properties fo:language="en" fo:country="US" officeooo:rsid="00d50728" officeooo:paragraph-rsid="00d50728"/>
    </style:style>
    <style:style style:name="P93" style:family="paragraph" style:parent-style-name="Table_20_Contents">
      <style:paragraph-properties fo:text-align="start" style:justify-single-word="false"/>
      <style:text-properties fo:language="en" fo:country="US" officeooo:rsid="00d62638" officeooo:paragraph-rsid="00d62638"/>
    </style:style>
    <style:style style:name="P94" style:family="paragraph" style:parent-style-name="Table_20_Contents">
      <style:paragraph-properties fo:text-align="start" style:justify-single-word="false"/>
      <style:text-properties fo:language="en" fo:country="US" officeooo:rsid="00d85993" officeooo:paragraph-rsid="00d85993"/>
    </style:style>
    <style:style style:name="P95" style:family="paragraph" style:parent-style-name="Table_20_Contents">
      <style:paragraph-properties fo:text-align="start" style:justify-single-word="false"/>
      <style:text-properties fo:language="en" fo:country="US" officeooo:rsid="00d87399" officeooo:paragraph-rsid="00d87399"/>
    </style:style>
    <style:style style:name="P96" style:family="paragraph" style:parent-style-name="Table_20_Contents">
      <style:paragraph-properties fo:text-align="start" style:justify-single-word="false"/>
      <style:text-properties fo:language="en" fo:country="US" officeooo:rsid="00d8cdad" officeooo:paragraph-rsid="00d8cdad"/>
    </style:style>
    <style:style style:name="P97" style:family="paragraph" style:parent-style-name="Table_20_Contents">
      <style:paragraph-properties fo:text-align="start" style:justify-single-word="false"/>
      <style:text-properties fo:language="en" fo:country="US" officeooo:rsid="00db28dd" officeooo:paragraph-rsid="00db28dd"/>
    </style:style>
    <style:style style:name="P98" style:family="paragraph" style:parent-style-name="Table_20_Contents">
      <style:paragraph-properties fo:text-align="start" style:justify-single-word="false"/>
      <style:text-properties fo:language="en" fo:country="US" officeooo:rsid="00db28dd" officeooo:paragraph-rsid="00dce05a"/>
    </style:style>
    <style:style style:name="P99" style:family="paragraph" style:parent-style-name="Table_20_Contents">
      <style:paragraph-properties fo:text-align="start" style:justify-single-word="false"/>
      <style:text-properties fo:language="en" fo:country="US" officeooo:rsid="00db9102" officeooo:paragraph-rsid="00db9102"/>
    </style:style>
    <style:style style:name="P100" style:family="paragraph" style:parent-style-name="Table_20_Contents">
      <style:paragraph-properties fo:text-align="start" style:justify-single-word="false"/>
      <style:text-properties fo:language="en" fo:country="US" officeooo:rsid="00dcc607" officeooo:paragraph-rsid="00dcc607"/>
    </style:style>
    <style:style style:name="P101" style:family="paragraph" style:parent-style-name="Standard">
      <style:paragraph-properties fo:text-align="start" style:justify-single-word="false"/>
      <style:text-properties officeooo:rsid="00f28d29" officeooo:paragraph-rsid="00f28d29"/>
    </style:style>
    <style:style style:name="P102" style:family="paragraph" style:parent-style-name="Standard">
      <style:paragraph-properties fo:text-align="start" style:justify-single-word="false"/>
      <style:text-properties officeooo:rsid="00f28d29" officeooo:paragraph-rsid="00ffbd40"/>
    </style:style>
    <style:style style:name="P103" style:family="paragraph" style:parent-style-name="Standard">
      <style:paragraph-properties fo:text-align="start" style:justify-single-word="false"/>
      <style:text-properties officeooo:rsid="00f28d29" officeooo:paragraph-rsid="010b3b83"/>
    </style:style>
    <style:style style:name="P104" style:family="paragraph" style:parent-style-name="Standard">
      <style:paragraph-properties fo:text-align="start" style:justify-single-word="false"/>
      <style:text-properties officeooo:rsid="01110430" officeooo:paragraph-rsid="01110430"/>
    </style:style>
    <style:style style:name="P105" style:family="paragraph" style:parent-style-name="Standard">
      <style:paragraph-properties fo:text-align="start" style:justify-single-word="false"/>
      <style:text-properties officeooo:rsid="01110430" officeooo:paragraph-rsid="011f94ce"/>
    </style:style>
    <style:style style:name="P106" style:family="paragraph" style:parent-style-name="Standard">
      <style:paragraph-properties fo:text-align="start" style:justify-single-word="false"/>
      <style:text-properties officeooo:rsid="01110430" officeooo:paragraph-rsid="0125b3de"/>
    </style:style>
    <style:style style:name="P107" style:family="paragraph" style:parent-style-name="Standard">
      <style:paragraph-properties fo:text-align="start" style:justify-single-word="false"/>
      <style:text-properties officeooo:rsid="01110430" officeooo:paragraph-rsid="01273073"/>
    </style:style>
    <style:style style:name="P108" style:family="paragraph" style:parent-style-name="Standard">
      <style:paragraph-properties fo:text-align="start" style:justify-single-word="false"/>
      <style:text-properties officeooo:rsid="01110430" officeooo:paragraph-rsid="012f2eb7"/>
    </style:style>
    <style:style style:name="P109" style:family="paragraph" style:parent-style-name="Standard">
      <style:paragraph-properties fo:text-align="start" style:justify-single-word="false"/>
      <style:text-properties officeooo:rsid="01110430" officeooo:paragraph-rsid="01302781"/>
    </style:style>
    <style:style style:name="P110" style:family="paragraph" style:parent-style-name="Standard">
      <style:paragraph-properties fo:text-align="start" style:justify-single-word="false"/>
      <style:text-properties officeooo:rsid="01110430" officeooo:paragraph-rsid="0132d3e4"/>
    </style:style>
    <style:style style:name="P111" style:family="paragraph" style:parent-style-name="Standard">
      <style:paragraph-properties fo:text-align="start" style:justify-single-word="false"/>
      <style:text-properties officeooo:rsid="01110430" officeooo:paragraph-rsid="013bb605"/>
    </style:style>
    <style:style style:name="P112" style:family="paragraph" style:parent-style-name="Standard">
      <style:paragraph-properties fo:text-align="start" style:justify-single-word="false"/>
      <style:text-properties officeooo:rsid="01110430" officeooo:paragraph-rsid="013bd7d6"/>
    </style:style>
    <style:style style:name="P113" style:family="paragraph" style:parent-style-name="Standard">
      <style:paragraph-properties fo:text-align="start" style:justify-single-word="false"/>
      <style:text-properties officeooo:rsid="01110430" officeooo:paragraph-rsid="014357a8"/>
    </style:style>
    <style:style style:name="P114" style:family="paragraph" style:parent-style-name="Standard">
      <style:paragraph-properties fo:text-align="start" style:justify-single-word="false"/>
      <style:text-properties officeooo:rsid="01110430" officeooo:paragraph-rsid="01478122"/>
    </style:style>
    <style:style style:name="P115" style:family="paragraph" style:parent-style-name="Standard">
      <style:text-properties officeooo:paragraph-rsid="01302781"/>
    </style:style>
    <style:style style:name="P116" style:family="paragraph" style:parent-style-name="Standard">
      <style:text-properties officeooo:rsid="014b8a1c" officeooo:paragraph-rsid="014b8a1c"/>
    </style:style>
    <style:style style:name="P117" style:family="paragraph" style:parent-style-name="Standard">
      <style:text-properties officeooo:rsid="014b8a1c" officeooo:paragraph-rsid="0151ed6c"/>
    </style:style>
    <style:style style:name="P118" style:family="paragraph" style:parent-style-name="Standard">
      <style:text-properties officeooo:rsid="014b8a1c" officeooo:paragraph-rsid="015273cc"/>
    </style:style>
    <style:style style:name="P119" style:family="paragraph" style:parent-style-name="Standard">
      <style:text-properties officeooo:rsid="014b8a1c" officeooo:paragraph-rsid="0152c927"/>
    </style:style>
    <style:style style:name="P120" style:family="paragraph" style:parent-style-name="Standard">
      <style:text-properties officeooo:rsid="01569780" officeooo:paragraph-rsid="01569780"/>
    </style:style>
    <style:style style:name="P121" style:family="paragraph" style:parent-style-name="Standard">
      <style:text-properties officeooo:rsid="015f8ddd" officeooo:paragraph-rsid="015f8ddd"/>
    </style:style>
    <style:style style:name="P122" style:family="paragraph" style:parent-style-name="Standard">
      <style:text-properties officeooo:rsid="015f8ddd" officeooo:paragraph-rsid="01814916"/>
    </style:style>
    <style:style style:name="P123" style:family="paragraph" style:parent-style-name="Standard">
      <style:text-properties officeooo:paragraph-rsid="0169851e"/>
    </style:style>
    <style:style style:name="P124" style:family="paragraph" style:parent-style-name="Standard">
      <style:text-properties officeooo:rsid="0186b1c7" officeooo:paragraph-rsid="0186b1c7"/>
    </style:style>
    <style:style style:name="P125" style:family="paragraph" style:parent-style-name="Standard">
      <style:text-properties officeooo:rsid="0186b1c7" officeooo:paragraph-rsid="01916f1d"/>
    </style:style>
    <style:style style:name="P126" style:family="paragraph" style:parent-style-name="Standard">
      <style:text-properties officeooo:rsid="0186b1c7" officeooo:paragraph-rsid="01936d2a"/>
    </style:style>
    <style:style style:name="P127" style:family="paragraph" style:parent-style-name="Standard">
      <style:text-properties officeooo:rsid="0186b1c7" officeooo:paragraph-rsid="01940b5d"/>
    </style:style>
    <style:style style:name="P128" style:family="paragraph" style:parent-style-name="Standard">
      <style:text-properties officeooo:rsid="018bbb96" officeooo:paragraph-rsid="018bbb96"/>
    </style:style>
    <style:style style:name="P129" style:family="paragraph" style:parent-style-name="Standard">
      <style:text-properties officeooo:rsid="018e81e3" officeooo:paragraph-rsid="018e81e3"/>
    </style:style>
    <style:style style:name="P130" style:family="paragraph" style:parent-style-name="Standard">
      <style:text-properties officeooo:rsid="019051d8" officeooo:paragraph-rsid="019711a4"/>
    </style:style>
    <style:style style:name="P131" style:family="paragraph" style:parent-style-name="Standard">
      <style:text-properties officeooo:rsid="019a62aa" officeooo:paragraph-rsid="019e5ffa"/>
    </style:style>
    <style:style style:name="P132" style:family="paragraph" style:parent-style-name="Standard">
      <style:text-properties officeooo:rsid="019a62aa" officeooo:paragraph-rsid="01a5b5e9"/>
    </style:style>
    <style:style style:name="P133" style:family="paragraph" style:parent-style-name="Standard">
      <style:text-properties officeooo:rsid="019a62aa" officeooo:paragraph-rsid="01ac1099"/>
    </style:style>
    <style:style style:name="P134" style:family="paragraph" style:parent-style-name="Standard">
      <style:text-properties officeooo:rsid="019a62aa" officeooo:paragraph-rsid="01becc69"/>
    </style:style>
    <style:style style:name="P135" style:family="paragraph" style:parent-style-name="Standard">
      <style:text-properties officeooo:rsid="019a62aa" officeooo:paragraph-rsid="01c3a9c2"/>
    </style:style>
    <style:style style:name="P136" style:family="paragraph" style:parent-style-name="Standard">
      <style:text-properties officeooo:rsid="019a62aa" officeooo:paragraph-rsid="01c75e97"/>
    </style:style>
    <style:style style:name="P137" style:family="paragraph" style:parent-style-name="Standard">
      <style:text-properties officeooo:rsid="019a62aa" officeooo:paragraph-rsid="01c975e4"/>
    </style:style>
    <style:style style:name="P138" style:family="paragraph" style:parent-style-name="Standard">
      <style:text-properties officeooo:rsid="019a62aa" officeooo:paragraph-rsid="01cc82be"/>
    </style:style>
    <style:style style:name="P139" style:family="paragraph" style:parent-style-name="Standard">
      <style:text-properties officeooo:rsid="01a87afc" officeooo:paragraph-rsid="01a87afc"/>
    </style:style>
    <style:style style:name="P140" style:family="paragraph" style:parent-style-name="Standard">
      <style:text-properties officeooo:rsid="01a97b92" officeooo:paragraph-rsid="01a97b92"/>
    </style:style>
    <style:style style:name="P141" style:family="paragraph" style:parent-style-name="Standard">
      <style:text-properties officeooo:rsid="01cf7760" officeooo:paragraph-rsid="01cf7760"/>
    </style:style>
    <style:style style:name="P142" style:family="paragraph" style:parent-style-name="Standard">
      <style:text-properties officeooo:rsid="01cf7760" officeooo:paragraph-rsid="01da4878"/>
    </style:style>
    <style:style style:name="P143" style:family="paragraph" style:parent-style-name="Standard">
      <style:text-properties officeooo:rsid="01cf7760" officeooo:paragraph-rsid="01dddf16"/>
    </style:style>
    <style:style style:name="P144" style:family="paragraph" style:parent-style-name="Standard">
      <style:text-properties officeooo:rsid="01dd71d3" officeooo:paragraph-rsid="01dd71d3"/>
    </style:style>
    <style:style style:name="P145" style:family="paragraph" style:parent-style-name="Standard">
      <style:text-properties officeooo:rsid="01dfd9ac" officeooo:paragraph-rsid="01dfd9ac"/>
    </style:style>
    <style:style style:name="P146" style:family="paragraph" style:parent-style-name="Standard">
      <style:text-properties officeooo:rsid="01dfd9ac" officeooo:paragraph-rsid="01e5a0dd"/>
    </style:style>
    <style:style style:name="P147" style:family="paragraph" style:parent-style-name="Standard">
      <style:text-properties officeooo:rsid="01dfd9ac" officeooo:paragraph-rsid="01e89f76"/>
    </style:style>
    <style:style style:name="P148" style:family="paragraph" style:parent-style-name="Standard">
      <style:text-properties officeooo:rsid="01dfd9ac" officeooo:paragraph-rsid="01eae03c"/>
    </style:style>
    <style:style style:name="P149" style:family="paragraph" style:parent-style-name="Standard">
      <style:text-properties officeooo:rsid="01dfd9ac" officeooo:paragraph-rsid="01f279ed"/>
    </style:style>
    <style:style style:name="P150" style:family="paragraph" style:parent-style-name="Standard">
      <style:text-properties officeooo:rsid="01dfd9ac" officeooo:paragraph-rsid="0266e8a5"/>
    </style:style>
    <style:style style:name="P151" style:family="paragraph" style:parent-style-name="Standard">
      <style:text-properties officeooo:rsid="01dfd9ac" officeooo:paragraph-rsid="02875c6c"/>
    </style:style>
    <style:style style:name="P152" style:family="paragraph" style:parent-style-name="Standard">
      <style:text-properties officeooo:rsid="01fa8d79" officeooo:paragraph-rsid="01f88467"/>
    </style:style>
    <style:style style:name="P153" style:family="paragraph" style:parent-style-name="Standard">
      <style:text-properties officeooo:rsid="01fa8d79" officeooo:paragraph-rsid="01fa8d79"/>
    </style:style>
    <style:style style:name="P154" style:family="paragraph" style:parent-style-name="Standard">
      <style:text-properties officeooo:rsid="01fa8d79" officeooo:paragraph-rsid="01fc4637"/>
    </style:style>
    <style:style style:name="P155" style:family="paragraph" style:parent-style-name="Standard">
      <style:text-properties officeooo:rsid="01fa8d79" officeooo:paragraph-rsid="01fd6c2d"/>
    </style:style>
    <style:style style:name="P156" style:family="paragraph" style:parent-style-name="Standard">
      <style:text-properties officeooo:rsid="01fa8d79" officeooo:paragraph-rsid="029c4fcc"/>
    </style:style>
    <style:style style:name="P157" style:family="paragraph" style:parent-style-name="Standard">
      <style:text-properties officeooo:rsid="01fa8d79" officeooo:paragraph-rsid="02adbfc9"/>
    </style:style>
    <style:style style:name="P158" style:family="paragraph" style:parent-style-name="Standard">
      <style:text-properties officeooo:rsid="01fa8d79" officeooo:paragraph-rsid="02af51f6"/>
    </style:style>
    <style:style style:name="P159" style:family="paragraph" style:parent-style-name="Standard">
      <style:text-properties officeooo:rsid="01fa8d79" officeooo:paragraph-rsid="02b063c4"/>
    </style:style>
    <style:style style:name="P160" style:family="paragraph" style:parent-style-name="Standard">
      <style:text-properties officeooo:rsid="01fa8d79" officeooo:paragraph-rsid="02eb08d4"/>
    </style:style>
    <style:style style:name="P161" style:family="paragraph" style:parent-style-name="Standard">
      <style:text-properties officeooo:rsid="01fa8d79" officeooo:paragraph-rsid="02ecae8d"/>
    </style:style>
    <style:style style:name="P162" style:family="paragraph" style:parent-style-name="Table_20_Contents">
      <style:paragraph-properties fo:text-align="start" style:justify-single-word="false"/>
      <style:text-properties officeooo:paragraph-rsid="01584d29"/>
    </style:style>
    <style:style style:name="P163" style:family="paragraph" style:parent-style-name="Table_20_Contents">
      <style:paragraph-properties fo:text-align="start" style:justify-single-word="false"/>
      <style:text-properties officeooo:rsid="00e77c0c" officeooo:paragraph-rsid="00e77c0c"/>
    </style:style>
    <style:style style:name="P164" style:family="paragraph" style:parent-style-name="Table_20_Contents">
      <style:paragraph-properties fo:text-align="start" style:justify-single-word="false"/>
      <style:text-properties officeooo:rsid="00e849a9" officeooo:paragraph-rsid="00e849a9"/>
    </style:style>
    <style:style style:name="P165" style:family="paragraph" style:parent-style-name="Table_20_Contents">
      <style:paragraph-properties fo:text-align="start" style:justify-single-word="false"/>
      <style:text-properties officeooo:rsid="00e9a98d" officeooo:paragraph-rsid="00e9a98d"/>
    </style:style>
    <style:style style:name="P166" style:family="paragraph" style:parent-style-name="Table_20_Contents">
      <style:paragraph-properties fo:text-align="start" style:justify-single-word="false"/>
      <style:text-properties officeooo:rsid="00ee71f5" officeooo:paragraph-rsid="00ee71f5"/>
    </style:style>
    <style:style style:name="P167" style:family="paragraph" style:parent-style-name="Table_20_Contents">
      <style:paragraph-properties fo:text-align="start" style:justify-single-word="false"/>
      <style:text-properties officeooo:rsid="00f14ad5" officeooo:paragraph-rsid="00f14ad5" fo:background-color="#ff4000"/>
    </style:style>
    <style:style style:name="P168" style:family="paragraph" style:parent-style-name="Table_20_Contents">
      <style:paragraph-properties fo:text-align="start" style:justify-single-word="false"/>
      <style:text-properties officeooo:rsid="00f188a9" officeooo:paragraph-rsid="00f188a9" fo:background-color="#ff4000"/>
    </style:style>
    <style:style style:name="P169" style:family="paragraph" style:parent-style-name="Table_20_Contents">
      <style:text-properties officeooo:rsid="015c1e36" officeooo:paragraph-rsid="015c1e36" fo:background-color="#ff4000"/>
    </style:style>
    <style:style style:name="P170" style:family="paragraph" style:parent-style-name="Table_20_Contents">
      <style:text-properties officeooo:rsid="015d8228" officeooo:paragraph-rsid="015d8228" fo:background-color="#ff4000"/>
    </style:style>
    <style:style style:name="P171" style:family="paragraph" style:parent-style-name="Table_20_Contents">
      <style:paragraph-properties fo:text-align="start" style:justify-single-word="false"/>
      <style:text-properties officeooo:rsid="00ffbd40" officeooo:paragraph-rsid="00ffbd40"/>
    </style:style>
    <style:style style:name="P172" style:family="paragraph" style:parent-style-name="Table_20_Contents">
      <style:paragraph-properties fo:text-align="start" style:justify-single-word="false"/>
      <style:text-properties officeooo:rsid="00ffbd40" officeooo:paragraph-rsid="010b3b83"/>
    </style:style>
    <style:style style:name="P173" style:family="paragraph" style:parent-style-name="Table_20_Contents">
      <style:paragraph-properties fo:text-align="start" style:justify-single-word="false"/>
      <style:text-properties officeooo:rsid="010181b5" officeooo:paragraph-rsid="010181b5"/>
    </style:style>
    <style:style style:name="P174" style:family="paragraph" style:parent-style-name="Table_20_Contents">
      <style:paragraph-properties fo:text-align="start" style:justify-single-word="false"/>
      <style:text-properties officeooo:rsid="010181b5" officeooo:paragraph-rsid="010b3b83"/>
    </style:style>
    <style:style style:name="P175" style:family="paragraph" style:parent-style-name="Table_20_Contents">
      <style:paragraph-properties fo:text-align="start" style:justify-single-word="false"/>
      <style:text-properties officeooo:rsid="010225cf" officeooo:paragraph-rsid="010225cf"/>
    </style:style>
    <style:style style:name="P176" style:family="paragraph" style:parent-style-name="Table_20_Contents">
      <style:paragraph-properties fo:text-align="start" style:justify-single-word="false"/>
      <style:text-properties officeooo:rsid="010225cf" officeooo:paragraph-rsid="010b3b83"/>
    </style:style>
    <style:style style:name="P177" style:family="paragraph" style:parent-style-name="Table_20_Contents">
      <style:paragraph-properties fo:text-align="start" style:justify-single-word="false"/>
      <style:text-properties officeooo:rsid="0103a00e" officeooo:paragraph-rsid="0103a00e"/>
    </style:style>
    <style:style style:name="P178" style:family="paragraph" style:parent-style-name="Table_20_Contents">
      <style:paragraph-properties fo:text-align="start" style:justify-single-word="false"/>
      <style:text-properties officeooo:rsid="0103a00e" officeooo:paragraph-rsid="010b3b83"/>
    </style:style>
    <style:style style:name="P179" style:family="paragraph" style:parent-style-name="Table_20_Contents">
      <style:paragraph-properties fo:text-align="start" style:justify-single-word="false"/>
      <style:text-properties officeooo:rsid="010536bf" officeooo:paragraph-rsid="010536bf"/>
    </style:style>
    <style:style style:name="P180" style:family="paragraph" style:parent-style-name="Table_20_Contents">
      <style:paragraph-properties fo:text-align="start" style:justify-single-word="false"/>
      <style:text-properties officeooo:rsid="0107060a" officeooo:paragraph-rsid="0107060a"/>
    </style:style>
    <style:style style:name="P181" style:family="paragraph" style:parent-style-name="Table_20_Contents">
      <style:paragraph-properties fo:text-align="start" style:justify-single-word="false"/>
      <style:text-properties officeooo:rsid="010f2b8f" officeooo:paragraph-rsid="010f2b8f"/>
    </style:style>
    <style:style style:name="P182" style:family="paragraph" style:parent-style-name="Table_20_Contents">
      <style:paragraph-properties fo:text-align="start" style:justify-single-word="false"/>
      <style:text-properties officeooo:rsid="011f94ce" officeooo:paragraph-rsid="011f94ce"/>
    </style:style>
    <style:style style:name="P183" style:family="paragraph" style:parent-style-name="Table_20_Contents">
      <style:paragraph-properties fo:text-align="start" style:justify-single-word="false"/>
      <style:text-properties officeooo:rsid="01214be5" officeooo:paragraph-rsid="01214be5"/>
    </style:style>
    <style:style style:name="P184" style:family="paragraph" style:parent-style-name="Table_20_Contents">
      <style:paragraph-properties fo:text-align="start" style:justify-single-word="false"/>
      <style:text-properties officeooo:rsid="01214be5" officeooo:paragraph-rsid="01281c10"/>
    </style:style>
    <style:style style:name="P185" style:family="paragraph" style:parent-style-name="Table_20_Contents">
      <style:paragraph-properties fo:text-align="start" style:justify-single-word="false"/>
      <style:text-properties officeooo:rsid="01214be5" officeooo:paragraph-rsid="012f2eb7"/>
    </style:style>
    <style:style style:name="P186" style:family="paragraph" style:parent-style-name="Table_20_Contents">
      <style:paragraph-properties fo:text-align="start" style:justify-single-word="false"/>
      <style:text-properties officeooo:rsid="01214be5" officeooo:paragraph-rsid="01302781"/>
    </style:style>
    <style:style style:name="P187" style:family="paragraph" style:parent-style-name="Table_20_Contents">
      <style:paragraph-properties fo:text-align="start" style:justify-single-word="false"/>
      <style:text-properties officeooo:rsid="01214be5" officeooo:paragraph-rsid="01584d29"/>
    </style:style>
    <style:style style:name="P188" style:family="paragraph" style:parent-style-name="Table_20_Contents">
      <style:paragraph-properties fo:text-align="start" style:justify-single-word="false"/>
      <style:text-properties officeooo:rsid="01214be5" officeooo:paragraph-rsid="0158c349"/>
    </style:style>
    <style:style style:name="P189" style:family="paragraph" style:parent-style-name="Table_20_Contents">
      <style:paragraph-properties fo:text-align="start" style:justify-single-word="false"/>
      <style:text-properties officeooo:rsid="0122d369" officeooo:paragraph-rsid="0122d369"/>
    </style:style>
    <style:style style:name="P190" style:family="paragraph" style:parent-style-name="Table_20_Contents">
      <style:paragraph-properties fo:text-align="start" style:justify-single-word="false"/>
      <style:text-properties officeooo:rsid="0125b3de" officeooo:paragraph-rsid="0125b3de"/>
    </style:style>
    <style:style style:name="P191" style:family="paragraph" style:parent-style-name="Table_20_Contents">
      <style:paragraph-properties fo:text-align="start" style:justify-single-word="false"/>
      <style:text-properties officeooo:rsid="0125b3de" officeooo:paragraph-rsid="012f2eb7"/>
    </style:style>
    <style:style style:name="P192" style:family="paragraph" style:parent-style-name="Table_20_Contents">
      <style:paragraph-properties fo:text-align="start" style:justify-single-word="false"/>
      <style:text-properties officeooo:rsid="0125b3de" officeooo:paragraph-rsid="01302781"/>
    </style:style>
    <style:style style:name="P193" style:family="paragraph" style:parent-style-name="Table_20_Contents">
      <style:paragraph-properties fo:text-align="start" style:justify-single-word="false"/>
      <style:text-properties officeooo:rsid="01283a4c" officeooo:paragraph-rsid="01283a4c"/>
    </style:style>
    <style:style style:name="P194" style:family="paragraph" style:parent-style-name="Table_20_Contents">
      <style:paragraph-properties fo:text-align="start" style:justify-single-word="false"/>
      <style:text-properties officeooo:rsid="01283a4c" officeooo:paragraph-rsid="0128ec37"/>
    </style:style>
    <style:style style:name="P195" style:family="paragraph" style:parent-style-name="Table_20_Contents">
      <style:paragraph-properties fo:text-align="start" style:justify-single-word="false"/>
      <style:text-properties officeooo:rsid="01283a4c" officeooo:paragraph-rsid="012aee5b"/>
    </style:style>
    <style:style style:name="P196" style:family="paragraph" style:parent-style-name="Table_20_Contents">
      <style:paragraph-properties fo:text-align="start" style:justify-single-word="false"/>
      <style:text-properties officeooo:rsid="01283a4c" officeooo:paragraph-rsid="012c4168"/>
    </style:style>
    <style:style style:name="P197" style:family="paragraph" style:parent-style-name="Table_20_Contents">
      <style:paragraph-properties fo:text-align="start" style:justify-single-word="false"/>
      <style:text-properties officeooo:rsid="012a646d" officeooo:paragraph-rsid="012c4168"/>
    </style:style>
    <style:style style:name="P198" style:family="paragraph" style:parent-style-name="Table_20_Contents">
      <style:paragraph-properties fo:text-align="start" style:justify-single-word="false"/>
      <style:text-properties officeooo:rsid="012be6b2" officeooo:paragraph-rsid="012be6b2"/>
    </style:style>
    <style:style style:name="P199" style:family="paragraph" style:parent-style-name="Table_20_Contents">
      <style:paragraph-properties fo:text-align="start" style:justify-single-word="false"/>
      <style:text-properties officeooo:rsid="012be6b2" officeooo:paragraph-rsid="012c4168"/>
    </style:style>
    <style:style style:name="P200" style:family="paragraph" style:parent-style-name="Table_20_Contents">
      <style:paragraph-properties fo:text-align="start" style:justify-single-word="false"/>
      <style:text-properties officeooo:rsid="01352f29" officeooo:paragraph-rsid="01352f29"/>
    </style:style>
    <style:style style:name="P201" style:family="paragraph" style:parent-style-name="Table_20_Contents">
      <style:paragraph-properties fo:text-align="start" style:justify-single-word="false"/>
      <style:text-properties officeooo:rsid="0136fcf2" officeooo:paragraph-rsid="0136fcf2"/>
    </style:style>
    <style:style style:name="P202" style:family="paragraph" style:parent-style-name="Table_20_Contents">
      <style:paragraph-properties fo:text-align="start" style:justify-single-word="false"/>
      <style:text-properties officeooo:rsid="0138d7e9" officeooo:paragraph-rsid="0138d7e9"/>
    </style:style>
    <style:style style:name="P203" style:family="paragraph" style:parent-style-name="Table_20_Contents">
      <style:paragraph-properties fo:text-align="start" style:justify-single-word="false"/>
      <style:text-properties officeooo:rsid="0139ebae" officeooo:paragraph-rsid="0139ebae"/>
    </style:style>
    <style:style style:name="P204" style:family="paragraph" style:parent-style-name="Table_20_Contents">
      <style:paragraph-properties fo:text-align="start" style:justify-single-word="false"/>
      <style:text-properties officeooo:rsid="013cbe91" officeooo:paragraph-rsid="013cbe91"/>
    </style:style>
    <style:style style:name="P205" style:family="paragraph" style:parent-style-name="Table_20_Contents">
      <style:paragraph-properties fo:text-align="start" style:justify-single-word="false"/>
      <style:text-properties officeooo:rsid="013d70c8" officeooo:paragraph-rsid="013d70c8"/>
    </style:style>
    <style:style style:name="P206" style:family="paragraph" style:parent-style-name="Table_20_Contents">
      <style:paragraph-properties fo:text-align="start" style:justify-single-word="false"/>
      <style:text-properties officeooo:rsid="013e66f1" officeooo:paragraph-rsid="013e66f1"/>
    </style:style>
    <style:style style:name="P207" style:family="paragraph" style:parent-style-name="Table_20_Contents">
      <style:paragraph-properties fo:text-align="start" style:justify-single-word="false"/>
      <style:text-properties officeooo:rsid="013fbf24" officeooo:paragraph-rsid="013fbf24"/>
    </style:style>
    <style:style style:name="P208" style:family="paragraph" style:parent-style-name="Table_20_Contents">
      <style:paragraph-properties fo:text-align="start" style:justify-single-word="false"/>
      <style:text-properties officeooo:rsid="013fbf24" officeooo:paragraph-rsid="014143ba"/>
    </style:style>
    <style:style style:name="P209" style:family="paragraph" style:parent-style-name="Table_20_Contents">
      <style:paragraph-properties fo:text-align="start" style:justify-single-word="false"/>
      <style:text-properties officeooo:rsid="0142d1cb" officeooo:paragraph-rsid="0142d1cb"/>
    </style:style>
    <style:style style:name="P210" style:family="paragraph" style:parent-style-name="Table_20_Contents">
      <style:paragraph-properties fo:text-align="start" style:justify-single-word="false"/>
      <style:text-properties officeooo:rsid="0142d1cb" officeooo:paragraph-rsid="0142f709"/>
    </style:style>
    <style:style style:name="P211" style:family="paragraph" style:parent-style-name="Table_20_Contents">
      <style:paragraph-properties fo:text-align="start" style:justify-single-word="false"/>
      <style:text-properties officeooo:rsid="014427c8" officeooo:paragraph-rsid="014427c8"/>
    </style:style>
    <style:style style:name="P212" style:family="paragraph" style:parent-style-name="Table_20_Contents">
      <style:paragraph-properties fo:text-align="start" style:justify-single-word="false"/>
      <style:text-properties officeooo:rsid="0149399b" officeooo:paragraph-rsid="0149399b"/>
    </style:style>
    <style:style style:name="P213" style:family="paragraph" style:parent-style-name="Table_20_Contents">
      <style:text-properties officeooo:rsid="0151ed6c" officeooo:paragraph-rsid="0151ed6c"/>
    </style:style>
    <style:style style:name="P214" style:family="paragraph" style:parent-style-name="Table_20_Contents">
      <style:text-properties officeooo:rsid="015a870d" officeooo:paragraph-rsid="015a870d"/>
    </style:style>
    <style:style style:name="P215" style:family="paragraph" style:parent-style-name="Table_20_Contents">
      <style:text-properties officeooo:rsid="015ae0c0" officeooo:paragraph-rsid="015ae0c0"/>
    </style:style>
    <style:style style:name="P216" style:family="paragraph" style:parent-style-name="Table_20_Contents">
      <style:text-properties officeooo:rsid="015c1e36" officeooo:paragraph-rsid="015c1e36"/>
    </style:style>
    <style:style style:name="P217" style:family="paragraph" style:parent-style-name="Table_20_Contents">
      <style:text-properties officeooo:rsid="015cef93" officeooo:paragraph-rsid="015cef93"/>
    </style:style>
    <style:style style:name="P218" style:family="paragraph" style:parent-style-name="Table_20_Contents">
      <style:text-properties officeooo:rsid="015d8228" officeooo:paragraph-rsid="015d8228"/>
    </style:style>
    <style:style style:name="P219" style:family="paragraph" style:parent-style-name="Table_20_Contents">
      <style:text-properties officeooo:rsid="0166b086" officeooo:paragraph-rsid="0166b086"/>
    </style:style>
    <style:style style:name="P220" style:family="paragraph" style:parent-style-name="Table_20_Contents">
      <style:text-properties officeooo:rsid="0166b086" officeooo:paragraph-rsid="016887be"/>
    </style:style>
    <style:style style:name="P221" style:family="paragraph" style:parent-style-name="Table_20_Contents">
      <style:text-properties officeooo:rsid="0166b086" officeooo:paragraph-rsid="0169851e"/>
    </style:style>
    <style:style style:name="P222" style:family="paragraph" style:parent-style-name="Table_20_Contents">
      <style:text-properties officeooo:rsid="0166b086" officeooo:paragraph-rsid="017e7a58"/>
    </style:style>
    <style:style style:name="P223" style:family="paragraph" style:parent-style-name="Table_20_Contents">
      <style:text-properties officeooo:rsid="0166b086" officeooo:paragraph-rsid="0182445a"/>
    </style:style>
    <style:style style:name="P224" style:family="paragraph" style:parent-style-name="Table_20_Contents">
      <style:text-properties officeooo:rsid="0172df5d" officeooo:paragraph-rsid="0172df5d"/>
    </style:style>
    <style:style style:name="P225" style:family="paragraph" style:parent-style-name="Table_20_Contents">
      <style:text-properties officeooo:rsid="0176f79d" officeooo:paragraph-rsid="0176f79d"/>
    </style:style>
    <style:style style:name="P226" style:family="paragraph" style:parent-style-name="Table_20_Contents">
      <style:text-properties officeooo:rsid="0178e8d0" officeooo:paragraph-rsid="0178e8d0"/>
    </style:style>
    <style:style style:name="P227" style:family="paragraph" style:parent-style-name="Table_20_Contents">
      <style:text-properties officeooo:rsid="017bbc23" officeooo:paragraph-rsid="017bbc23"/>
    </style:style>
    <style:style style:name="P228" style:family="paragraph" style:parent-style-name="Table_20_Contents">
      <style:text-properties officeooo:rsid="017bbc23" officeooo:paragraph-rsid="0182a545"/>
    </style:style>
    <style:style style:name="P229" style:family="paragraph" style:parent-style-name="Table_20_Contents">
      <style:text-properties officeooo:rsid="017d4793" officeooo:paragraph-rsid="017d4793"/>
    </style:style>
    <style:style style:name="P230" style:family="paragraph" style:parent-style-name="Table_20_Contents">
      <style:text-properties officeooo:rsid="01801d09" officeooo:paragraph-rsid="01801d09"/>
    </style:style>
    <style:style style:name="P231" style:family="paragraph" style:parent-style-name="Table_20_Contents">
      <style:text-properties officeooo:rsid="0182a545" officeooo:paragraph-rsid="0182a545"/>
    </style:style>
    <style:style style:name="P232" style:family="paragraph" style:parent-style-name="Table_20_Contents">
      <style:text-properties officeooo:rsid="01e6a3af" officeooo:paragraph-rsid="01e6a3af"/>
    </style:style>
    <style:style style:name="P233" style:family="paragraph" style:parent-style-name="Table_20_Contents">
      <style:text-properties officeooo:rsid="01ea0ec5" officeooo:paragraph-rsid="01ea0ec5"/>
    </style:style>
    <style:style style:name="P234" style:family="paragraph" style:parent-style-name="Table_20_Contents">
      <style:text-properties officeooo:rsid="01ea0ec5" officeooo:paragraph-rsid="01f435e7"/>
    </style:style>
    <style:style style:name="P235" style:family="paragraph" style:parent-style-name="Table_20_Contents">
      <style:text-properties officeooo:rsid="01ea99bb" officeooo:paragraph-rsid="01ea99bb"/>
    </style:style>
    <style:style style:name="P236" style:family="paragraph" style:parent-style-name="Table_20_Contents">
      <style:text-properties officeooo:rsid="01ecc616" officeooo:paragraph-rsid="01ecc616"/>
    </style:style>
    <style:style style:name="P237" style:family="paragraph" style:parent-style-name="Table_20_Contents">
      <style:text-properties officeooo:rsid="01ee7f08" officeooo:paragraph-rsid="01ee7f08"/>
    </style:style>
    <style:style style:name="P238" style:family="paragraph" style:parent-style-name="Table_20_Contents">
      <style:text-properties officeooo:rsid="01f4c840" officeooo:paragraph-rsid="01f4c840"/>
    </style:style>
    <style:style style:name="P239" style:family="paragraph" style:parent-style-name="Table_20_Contents">
      <style:text-properties officeooo:rsid="01f63ba8" officeooo:paragraph-rsid="01f63ba8"/>
    </style:style>
    <style:style style:name="P240" style:family="paragraph" style:parent-style-name="Standard">
      <style:paragraph-properties fo:text-align="start" style:justify-single-word="false"/>
      <style:text-properties officeooo:rsid="00e248ef" officeooo:paragraph-rsid="00e77c0c"/>
    </style:style>
    <style:style style:name="P241" style:family="paragraph" style:parent-style-name="Standard">
      <style:text-properties officeooo:rsid="01dddf16" officeooo:paragraph-rsid="01dddf16"/>
    </style:style>
    <style:style style:name="P242" style:family="paragraph" style:parent-style-name="Standard">
      <style:text-properties officeooo:rsid="01d8ffb0" officeooo:paragraph-rsid="01da4878"/>
    </style:style>
    <style:style style:name="P243" style:family="paragraph" style:parent-style-name="Standard">
      <style:text-properties officeooo:rsid="021c9a99" officeooo:paragraph-rsid="021c9a99"/>
    </style:style>
    <style:style style:name="P244" style:family="paragraph" style:parent-style-name="Standard">
      <style:text-properties officeooo:paragraph-rsid="01dfd9ac"/>
    </style:style>
    <style:style style:name="P245" style:family="paragraph" style:parent-style-name="Standard">
      <style:text-properties officeooo:rsid="02234da1" officeooo:paragraph-rsid="022f21fc"/>
    </style:style>
    <style:style style:name="P246" style:family="paragraph" style:parent-style-name="Standard">
      <style:text-properties officeooo:rsid="02234da1" officeooo:paragraph-rsid="023da318"/>
    </style:style>
    <style:style style:name="P247" style:family="paragraph" style:parent-style-name="Standard">
      <style:text-properties officeooo:rsid="02234da1" officeooo:paragraph-rsid="023f4792"/>
    </style:style>
    <style:style style:name="P248" style:family="paragraph" style:parent-style-name="Standard">
      <style:text-properties officeooo:rsid="02234da1" officeooo:paragraph-rsid="02450906"/>
    </style:style>
    <style:style style:name="P249" style:family="paragraph" style:parent-style-name="Standard">
      <style:text-properties officeooo:rsid="024aaa99" officeooo:paragraph-rsid="024c2e89"/>
    </style:style>
    <style:style style:name="P250" style:family="paragraph" style:parent-style-name="Standard">
      <style:text-properties officeooo:rsid="024df864" officeooo:paragraph-rsid="025b27e7"/>
    </style:style>
    <style:style style:name="P251" style:family="paragraph" style:parent-style-name="Standard">
      <style:text-properties officeooo:rsid="024e6107" officeooo:paragraph-rsid="025c2c6f" fo:background-color="#ffffff"/>
    </style:style>
    <style:style style:name="P252" style:family="paragraph" style:parent-style-name="Standard">
      <style:text-properties officeooo:rsid="0219a35d" officeooo:paragraph-rsid="0284e552" fo:background-color="#ffffff"/>
    </style:style>
    <style:style style:name="P253" style:family="paragraph" style:parent-style-name="Standard">
      <style:text-properties officeooo:rsid="0219a35d" officeooo:paragraph-rsid="0286802d" fo:background-color="#ffffff"/>
    </style:style>
    <style:style style:name="P254" style:family="paragraph" style:parent-style-name="Standard">
      <style:text-properties officeooo:rsid="0219a35d" officeooo:paragraph-rsid="02875c6c" fo:background-color="#ffffff"/>
    </style:style>
    <style:style style:name="P255" style:family="paragraph" style:parent-style-name="Standard">
      <style:text-properties officeooo:rsid="0219a35d" officeooo:paragraph-rsid="028496ff" fo:background-color="#ffffff"/>
    </style:style>
    <style:style style:name="P256" style:family="paragraph" style:parent-style-name="Standard">
      <style:text-properties officeooo:rsid="0259b4ab" officeooo:paragraph-rsid="025b27e7"/>
    </style:style>
    <style:style style:name="P257" style:family="paragraph" style:parent-style-name="Standard">
      <style:text-properties officeooo:paragraph-rsid="025b27e7"/>
    </style:style>
    <style:style style:name="P258" style:family="paragraph" style:parent-style-name="Standard">
      <style:text-properties officeooo:paragraph-rsid="027f0f14"/>
    </style:style>
    <style:style style:name="P259" style:family="paragraph" style:parent-style-name="Standard">
      <style:text-properties officeooo:paragraph-rsid="02805f1a"/>
    </style:style>
    <style:style style:name="P260" style:family="paragraph" style:parent-style-name="Standard">
      <style:text-properties officeooo:paragraph-rsid="0280e83b"/>
    </style:style>
    <style:style style:name="P261" style:family="paragraph" style:parent-style-name="Standard">
      <style:text-properties officeooo:rsid="01dfd9ac" officeooo:paragraph-rsid="025b27e7" fo:background-color="transparent"/>
    </style:style>
    <style:style style:name="P262" style:family="paragraph" style:parent-style-name="Standard">
      <style:text-properties officeooo:rsid="02a49a69" officeooo:paragraph-rsid="029c4fcc"/>
    </style:style>
    <style:style style:name="P263" style:family="paragraph" style:parent-style-name="Standard">
      <style:text-properties officeooo:rsid="02a49a69" officeooo:paragraph-rsid="02a49a69"/>
    </style:style>
    <style:style style:name="P264" style:family="paragraph" style:parent-style-name="Table_20_Contents">
      <style:text-properties officeooo:rsid="02a96a64" officeooo:paragraph-rsid="02a96a64"/>
    </style:style>
    <style:style style:name="P265" style:family="paragraph" style:parent-style-name="Table_20_Contents">
      <style:text-properties officeooo:rsid="02a96a64" officeooo:paragraph-rsid="02ab019a"/>
    </style:style>
    <style:style style:name="P266" style:family="paragraph" style:parent-style-name="Table_20_Contents">
      <style:text-properties officeooo:rsid="02a96a64" officeooo:paragraph-rsid="02e81448"/>
    </style:style>
    <style:style style:name="P267" style:family="paragraph" style:parent-style-name="Table_20_Contents">
      <style:text-properties officeooo:rsid="02a96a64" officeooo:paragraph-rsid="02eb08d4"/>
    </style:style>
    <style:style style:name="P268" style:family="paragraph" style:parent-style-name="Table_20_Contents">
      <style:text-properties officeooo:rsid="02bdc31c" officeooo:paragraph-rsid="02bdc31c"/>
    </style:style>
    <style:style style:name="P269" style:family="paragraph" style:parent-style-name="Table_20_Contents">
      <style:text-properties officeooo:rsid="02bdc31c" officeooo:paragraph-rsid="02bfdaa0"/>
    </style:style>
    <style:style style:name="P270" style:family="paragraph" style:parent-style-name="Table_20_Contents">
      <style:text-properties officeooo:rsid="02bdc31c" officeooo:paragraph-rsid="02e81448"/>
    </style:style>
    <style:style style:name="P271" style:family="paragraph" style:parent-style-name="Table_20_Contents">
      <style:text-properties officeooo:rsid="02bfdaa0" officeooo:paragraph-rsid="02bfdaa0"/>
    </style:style>
    <style:style style:name="P272" style:family="paragraph" style:parent-style-name="Table_20_Contents">
      <style:text-properties officeooo:rsid="02bfdaa0" officeooo:paragraph-rsid="02e81448"/>
    </style:style>
    <style:style style:name="P273" style:family="paragraph" style:parent-style-name="Table_20_Contents">
      <style:text-properties officeooo:rsid="02c634f2" officeooo:paragraph-rsid="02c634f2"/>
    </style:style>
    <style:style style:name="P274" style:family="paragraph" style:parent-style-name="Table_20_Contents">
      <style:text-properties officeooo:rsid="02d9b63c" officeooo:paragraph-rsid="02d9b63c"/>
    </style:style>
    <style:style style:name="P275" style:family="paragraph" style:parent-style-name="Table_20_Contents">
      <style:text-properties officeooo:rsid="02dae2c9" officeooo:paragraph-rsid="02dae2c9"/>
    </style:style>
    <style:style style:name="P276" style:family="paragraph" style:parent-style-name="Table_20_Contents">
      <style:text-properties officeooo:rsid="02e016e6" officeooo:paragraph-rsid="02e016e6"/>
    </style:style>
    <style:style style:name="P277" style:family="paragraph" style:parent-style-name="Table_20_Contents">
      <style:text-properties officeooo:rsid="02e02f14" officeooo:paragraph-rsid="02e02f14"/>
    </style:style>
    <style:style style:name="P278" style:family="paragraph" style:parent-style-name="Standard">
      <style:text-properties officeooo:paragraph-rsid="02e81448"/>
    </style:style>
    <style:style style:name="P279" style:family="paragraph" style:parent-style-name="Standard">
      <style:text-properties officeooo:rsid="030aac1e" officeooo:paragraph-rsid="030da552"/>
    </style:style>
    <style:style style:name="P280" style:family="paragraph" style:parent-style-name="Table_20_Contents">
      <style:text-properties officeooo:rsid="02f62baa" officeooo:paragraph-rsid="02f62baa"/>
    </style:style>
    <style:style style:name="P281" style:family="paragraph" style:parent-style-name="Table_20_Contents">
      <style:text-properties officeooo:rsid="02f6f7ec" officeooo:paragraph-rsid="02f6f7ec"/>
    </style:style>
    <style:style style:name="P282" style:family="paragraph" style:parent-style-name="Table_20_Contents">
      <style:text-properties officeooo:rsid="02a96a64" officeooo:paragraph-rsid="02fe361f"/>
    </style:style>
    <style:style style:name="P283" style:family="paragraph" style:parent-style-name="Table_20_Contents">
      <style:text-properties officeooo:rsid="02e38a10" officeooo:paragraph-rsid="02e38a10" fo:background-color="#ffff00"/>
    </style:style>
    <style:style style:name="P284" style:family="paragraph" style:parent-style-name="Table_20_Contents">
      <style:text-properties officeooo:rsid="02e2b2b6" officeooo:paragraph-rsid="02e2b2b6" fo:background-color="#ffff00"/>
    </style:style>
    <style:style style:name="P285" style:family="paragraph" style:parent-style-name="Table_20_Contents">
      <style:text-properties officeooo:rsid="03067885" officeooo:paragraph-rsid="03067885"/>
    </style:style>
    <style:style style:name="P286" style:family="paragraph" style:parent-style-name="Table_20_Contents">
      <style:text-properties officeooo:rsid="0306d0ed" officeooo:paragraph-rsid="0306d0ed"/>
    </style:style>
    <style:style style:name="P287" style:family="paragraph" style:parent-style-name="Table_20_Contents">
      <style:text-properties officeooo:rsid="0307580a" officeooo:paragraph-rsid="0307580a"/>
    </style:style>
    <style:style style:name="P288" style:family="paragraph" style:parent-style-name="Table_20_Contents">
      <style:text-properties officeooo:rsid="0307d1c3" officeooo:paragraph-rsid="0307d1c3"/>
    </style:style>
    <style:style style:name="P289" style:family="paragraph" style:parent-style-name="Table_20_Contents">
      <style:text-properties officeooo:rsid="030f4c06" officeooo:paragraph-rsid="030f4c06"/>
    </style:style>
    <style:style style:name="P290" style:family="paragraph" style:parent-style-name="Table_20_Contents">
      <style:text-properties officeooo:rsid="030f5965" officeooo:paragraph-rsid="030f5965"/>
    </style:style>
    <style:style style:name="T1" style:family="text">
      <style:text-properties officeooo:rsid="0021e9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e918" style:font-weight-asian="bold" style:font-weight-complex="bold"/>
    </style:style>
    <style:style style:name="T4" style:family="text">
      <style:text-properties fo:font-weight="bold" officeooo:rsid="00a8c612" style:font-weight-asian="bold" style:font-weight-complex="bold"/>
    </style:style>
    <style:style style:name="T5" style:family="text">
      <style:text-properties fo:font-weight="bold" officeooo:rsid="025ea8f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097f4"/>
    </style:style>
    <style:style style:name="T8" style:family="text">
      <style:text-properties officeooo:rsid="005c6ece"/>
    </style:style>
    <style:style style:name="T9" style:family="text">
      <style:text-properties officeooo:rsid="00618e05"/>
    </style:style>
    <style:style style:name="T10" style:family="text">
      <style:text-properties officeooo:rsid="00619b94"/>
    </style:style>
    <style:style style:name="T11" style:family="text">
      <style:text-properties officeooo:rsid="0074d4a1"/>
    </style:style>
    <style:style style:name="T12" style:family="text">
      <style:text-properties officeooo:rsid="0079d762"/>
    </style:style>
    <style:style style:name="T13" style:family="text">
      <style:text-properties officeooo:rsid="007bb364"/>
    </style:style>
    <style:style style:name="T14" style:family="text">
      <style:text-properties officeooo:rsid="007c508a"/>
    </style:style>
    <style:style style:name="T15" style:family="text">
      <style:text-properties officeooo:rsid="007ca1b7"/>
    </style:style>
    <style:style style:name="T16" style:family="text">
      <style:text-properties officeooo:rsid="007d9695"/>
    </style:style>
    <style:style style:name="T17" style:family="text">
      <style:text-properties officeooo:rsid="007e0b78"/>
    </style:style>
    <style:style style:name="T18" style:family="text">
      <style:text-properties officeooo:rsid="008d1db1"/>
    </style:style>
    <style:style style:name="T19" style:family="text">
      <style:text-properties officeooo:rsid="009c489b"/>
    </style:style>
    <style:style style:name="T20" style:family="text">
      <style:text-properties officeooo:rsid="009ce5c8"/>
    </style:style>
    <style:style style:name="T21" style:family="text">
      <style:text-properties fo:language="en" fo:country="US" officeooo:rsid="00a8c612"/>
    </style:style>
    <style:style style:name="T22" style:family="text">
      <style:text-properties fo:language="en" fo:country="US" officeooo:rsid="00a9f079"/>
    </style:style>
    <style:style style:name="T23" style:family="text">
      <style:text-properties fo:language="en" fo:country="US" officeooo:rsid="00ae97cc"/>
    </style:style>
    <style:style style:name="T24" style:family="text">
      <style:text-properties fo:language="en" fo:country="US" fo:font-weight="bold" officeooo:rsid="00a8c612" style:font-weight-asian="bold" style:font-weight-complex="bold"/>
    </style:style>
    <style:style style:name="T25" style:family="text">
      <style:text-properties fo:color="#c9211e" loext:opacity="100%" fo:language="en" fo:country="US" officeooo:rsid="00a8c612"/>
    </style:style>
    <style:style style:name="T26" style:family="text">
      <style:text-properties fo:color="#c9211e" loext:opacity="100%" officeooo:rsid="00a8c612"/>
    </style:style>
    <style:style style:name="T27" style:family="text">
      <style:text-properties officeooo:rsid="00ce90ca"/>
    </style:style>
    <style:style style:name="T28" style:family="text">
      <style:text-properties officeooo:rsid="00a8c612"/>
    </style:style>
    <style:style style:name="T29" style:family="text">
      <style:text-properties officeooo:rsid="00e248ef"/>
    </style:style>
    <style:style style:name="T30" style:family="text">
      <style:text-properties officeooo:rsid="00f28d29"/>
    </style:style>
    <style:style style:name="T31" style:family="text">
      <style:text-properties officeooo:rsid="00f5d2f9"/>
    </style:style>
    <style:style style:name="T32" style:family="text">
      <style:text-properties officeooo:rsid="014cf647"/>
    </style:style>
    <style:style style:name="T33" style:family="text">
      <style:text-properties officeooo:rsid="016887be"/>
    </style:style>
    <style:style style:name="T34" style:family="text">
      <style:text-properties officeooo:rsid="014b8a1c"/>
    </style:style>
    <style:style style:name="T35" style:family="text">
      <style:text-properties officeooo:rsid="01752c5d"/>
    </style:style>
    <style:style style:name="T36" style:family="text">
      <style:text-properties officeooo:rsid="01110430"/>
    </style:style>
    <style:style style:name="T37" style:family="text">
      <style:text-properties officeooo:rsid="0186b1c7"/>
    </style:style>
    <style:style style:name="T38" style:family="text">
      <style:text-properties officeooo:rsid="018ee9c0"/>
    </style:style>
    <style:style style:name="T39" style:family="text">
      <style:text-properties officeooo:rsid="019711a4"/>
    </style:style>
    <style:style style:name="T40" style:family="text">
      <style:text-properties officeooo:rsid="019a62aa"/>
    </style:style>
    <style:style style:name="T41" style:family="text">
      <style:text-properties officeooo:rsid="019cd41a"/>
    </style:style>
    <style:style style:name="T42" style:family="text">
      <style:text-properties officeooo:rsid="019e5ffa"/>
    </style:style>
    <style:style style:name="T43" style:family="text">
      <style:text-properties officeooo:rsid="01b1a26a"/>
    </style:style>
    <style:style style:name="T44" style:family="text">
      <style:text-properties officeooo:rsid="01b5429e"/>
    </style:style>
    <style:style style:name="T45" style:family="text">
      <style:text-properties officeooo:rsid="01bd279a"/>
    </style:style>
    <style:style style:name="T46" style:family="text">
      <style:text-properties officeooo:rsid="01c0b3f4"/>
    </style:style>
    <style:style style:name="T47" style:family="text">
      <style:text-properties officeooo:rsid="01c3a9c2"/>
    </style:style>
    <style:style style:name="T48" style:family="text">
      <style:text-properties officeooo:rsid="01c59617"/>
    </style:style>
    <style:style style:name="T49" style:family="text">
      <style:text-properties officeooo:rsid="01c8d8f1"/>
    </style:style>
    <style:style style:name="T50" style:family="text">
      <style:text-properties officeooo:rsid="01cadff5"/>
    </style:style>
    <style:style style:name="T51" style:family="text">
      <style:text-properties officeooo:rsid="01cc82be"/>
    </style:style>
    <style:style style:name="T52" style:family="text">
      <style:text-properties officeooo:rsid="01e6a3af"/>
    </style:style>
    <style:style style:name="T53" style:family="text">
      <style:text-properties fo:background-color="#ffffff" loext:char-shading-value="0"/>
    </style:style>
    <style:style style:name="T54" style:family="text">
      <style:text-properties officeooo:rsid="0219a35d" fo:background-color="#ffffff" loext:char-shading-value="0"/>
    </style:style>
    <style:style style:name="T55" style:family="text">
      <style:text-properties officeooo:rsid="02273353" fo:background-color="#ffffff" loext:char-shading-value="0"/>
    </style:style>
    <style:style style:name="T56" style:family="text">
      <style:text-properties officeooo:rsid="01dfd9ac" fo:background-color="#ffffff" loext:char-shading-value="0"/>
    </style:style>
    <style:style style:name="T57" style:family="text">
      <style:text-properties officeooo:rsid="0229935f" fo:background-color="#ffffff" loext:char-shading-value="0"/>
    </style:style>
    <style:style style:name="T58" style:family="text">
      <style:text-properties officeooo:rsid="022dce64" fo:background-color="#ffffff" loext:char-shading-value="0"/>
    </style:style>
    <style:style style:name="T59" style:family="text">
      <style:text-properties officeooo:rsid="02328084" fo:background-color="#ffffff" loext:char-shading-value="0"/>
    </style:style>
    <style:style style:name="T60" style:family="text">
      <style:text-properties officeooo:rsid="0238138f" fo:background-color="#ffffff" loext:char-shading-value="0"/>
    </style:style>
    <style:style style:name="T61" style:family="text">
      <style:text-properties officeooo:rsid="02234da1" fo:background-color="#ffffff" loext:char-shading-value="0"/>
    </style:style>
    <style:style style:name="T62" style:family="text">
      <style:text-properties officeooo:rsid="023fb341" fo:background-color="#ffffff" loext:char-shading-value="0"/>
    </style:style>
    <style:style style:name="T63" style:family="text">
      <style:text-properties officeooo:rsid="02408c8e" fo:background-color="#ffffff" loext:char-shading-value="0"/>
    </style:style>
    <style:style style:name="T64" style:family="text">
      <style:text-properties officeooo:rsid="0248cdbd" fo:background-color="#ffffff" loext:char-shading-value="0"/>
    </style:style>
    <style:style style:name="T65" style:family="text">
      <style:text-properties officeooo:rsid="024aaa99" fo:background-color="#ffffff" loext:char-shading-value="0"/>
    </style:style>
    <style:style style:name="T66" style:family="text">
      <style:text-properties officeooo:rsid="024c7ab9" fo:background-color="#ffffff" loext:char-shading-value="0"/>
    </style:style>
    <style:style style:name="T67" style:family="text">
      <style:text-properties officeooo:rsid="024e6107" fo:background-color="#ffffff" loext:char-shading-value="0"/>
    </style:style>
    <style:style style:name="T68" style:family="text">
      <style:text-properties officeooo:rsid="02579116" fo:background-color="#ffffff" loext:char-shading-value="0"/>
    </style:style>
    <style:style style:name="T69" style:family="text">
      <style:text-properties officeooo:rsid="021f637c"/>
    </style:style>
    <style:style style:name="T70" style:family="text">
      <style:text-properties officeooo:rsid="022152b3"/>
    </style:style>
    <style:style style:name="T71" style:family="text">
      <style:text-properties officeooo:rsid="02218b1d"/>
    </style:style>
    <style:style style:name="T72" style:family="text">
      <style:text-properties officeooo:rsid="0222e97d"/>
    </style:style>
    <style:style style:name="T73" style:family="text">
      <style:text-properties officeooo:rsid="02234580"/>
    </style:style>
    <style:style style:name="T74" style:family="text">
      <style:text-properties officeooo:rsid="022349e4"/>
    </style:style>
    <style:style style:name="T75" style:family="text">
      <style:text-properties fo:background-color="transparent" loext:char-shading-value="0"/>
    </style:style>
    <style:style style:name="T76" style:family="text">
      <style:text-properties officeooo:rsid="01dfd9ac" fo:background-color="transparent" loext:char-shading-value="0"/>
    </style:style>
    <style:style style:name="T77" style:family="text">
      <style:text-properties officeooo:rsid="01dfd9ac" fo:background-color="transparent" loext:char-shading-value="0" loext:padding="0in" loext:border="none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fo:font-weight="bold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424b74" style:font-style-asian="italic" style:font-weight-asian="bold" style:font-style-complex="italic" style:font-weight-complex="bold"/>
    </style:style>
    <style:style style:name="T81" style:family="text">
      <style:text-properties officeooo:rsid="02926ae2"/>
    </style:style>
    <style:style style:name="T82" style:family="text">
      <style:text-properties officeooo:rsid="029f3f64"/>
    </style:style>
    <style:style style:name="T83" style:family="text">
      <style:text-properties officeooo:rsid="02a0718a"/>
    </style:style>
    <style:style style:name="T84" style:family="text">
      <style:text-properties officeooo:rsid="01fa8d79"/>
    </style:style>
    <style:style style:name="T85" style:family="text">
      <style:text-properties officeooo:rsid="030da552"/>
    </style:style>
    <style:style style:name="T86" style:family="text">
      <style:text-properties officeooo:rsid="030dcf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2">Chapter </text:span><text:span text:style-name="T74">1.</text:span><text:span text:style-name="T72">1. </text:span>PROPOSITIONAL LOGIC.</text:p>
      <text:p text:style-name="P3"><text:span text:style-name="T1">A </text:span><text:span text:style-name="T3">proposition</text:span><text:span text:style-name="T1"> is a statement that has a truth value: It is either true or false.</text:span></text:p>
      <text:p text:style-name="P4"/>
      <text:p text:style-name="P1">The logical operators corresponding to the English words “and,” “or,”and “not” are ∧, ∨, and ¬.</text:p>
      <text:p text:style-name="P1"/>
      <text:p text:style-name="P1">The operators ∧, ∨, and ¬ are referred to as conjunction, disjunction, and negation, respectively.</text:p>
      <text:p text:style-name="P1"/>
      <text:p text:style-name="P8">Precedence rules.</text:p>
      <text:p text:style-name="P7">¬ &gt; ∧ &gt; <text:s/>∨<text:span text:style-name="T11">=</text:span>⊕ &gt;→&gt; ↔</text:p>
      <text:p text:style-name="P5"/>
      <text:p text:style-name="P6"><text:span text:style-name="T78"><text:s/></text:span><text:span text:style-name="T80">C</text:span><text:span text:style-name="T79">onditional, </text:span><text:span text:style-name="T80">bi-conditional</text:span><text:span text:style-name="T79">, exclusive or</text:span><text:span text:style-name="T2"> operator</text:span><text:span text:style-name="T5">s</text:span><text:span text:style-name="T2">.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4">p</text:p>
          </table:table-cell>
          <table:table-cell table:style-name="Table1.A1" office:value-type="string">
            <text:p text:style-name="P34">q</text:p>
          </table:table-cell>
          <table:table-cell table:style-name="Table1.A1" office:value-type="string">
            <text:p text:style-name="P30">p→q</text:p>
          </table:table-cell>
          <table:table-cell table:style-name="Table1.A1" office:value-type="string">
            <text:p text:style-name="P30">p↔q</text:p>
          </table:table-cell>
          <table:table-cell table:style-name="Table1.A1" office:value-type="string">
            <text:p text:style-name="P30">p⊕q</text:p>
          </table:table-cell>
        </table:table-row>
        <table:table-row>
          <table:table-cell table:style-name="Table1.A1" office:value-type="string">
            <text:p text:style-name="P36">false</text:p>
            <text:p text:style-name="P36">false</text:p>
            <text:p text:style-name="P44">true</text:p>
            <text:p text:style-name="P36">true</text:p>
          </table:table-cell>
          <table:table-cell table:style-name="Table1.A1" office:value-type="string">
            <text:p text:style-name="P37">false</text:p>
            <text:p text:style-name="P37">true</text:p>
            <text:p text:style-name="P37">false</text:p>
            <text:p text:style-name="P37">true</text:p>
          </table:table-cell>
          <table:table-cell table:style-name="Table1.A1" office:value-type="string">
            <text:p text:style-name="P38">true</text:p>
            <text:p text:style-name="P38">true</text:p>
            <text:p text:style-name="P38">false</text:p>
            <text:p text:style-name="P38">true</text:p>
          </table:table-cell>
          <table:table-cell table:style-name="Table1.A1" office:value-type="string">
            <text:p text:style-name="P39">true</text:p>
            <text:p text:style-name="P39">false</text:p>
            <text:p text:style-name="P40">false</text:p>
            <text:p text:style-name="P40">true</text:p>
          </table:table-cell>
          <table:table-cell table:style-name="Table1.A1" office:value-type="string">
            <text:p text:style-name="P41">false</text:p>
            <text:p text:style-name="P41">true</text:p>
            <text:p text:style-name="P42">true</text:p>
            <text:p text:style-name="P42">false</text:p>
          </table:table-cell>
        </table:table-row>
      </table:table>
      <text:p text:style-name="P16"/>
      <text:p text:style-name="P14">p → q <text:span text:style-name="T8">~</text:span> if p then q.</text:p>
      <text:p text:style-name="P14"/>
      <text:p text:style-name="P19"><text:span text:style-name="T2">Exercises.</text:span> </text:p>
      <text:p text:style-name="P17"/>
      <text:p text:style-name="P22"><text:span text:style-name="T6">1.</text:span><text:span text:style-name="T7"> Give the three truth tables that define the logical operators ∧, ∨, and ¬.</text:span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5">p</text:p>
          </table:table-cell>
          <table:table-cell table:style-name="Table2.A1" office:value-type="string">
            <text:p text:style-name="P35">q</text:p>
          </table:table-cell>
          <table:table-cell table:style-name="Table2.A1" office:value-type="string">
            <text:p text:style-name="P31"><text:span text:style-name="T9">p</text:span><text:span text:style-name="T7">∧</text:span>q </text:p>
          </table:table-cell>
          <table:table-cell table:style-name="Table2.A1" office:value-type="string">
            <text:p text:style-name="P32"><text:span text:style-name="T10">p</text:span><text:span text:style-name="T7">∨</text:span>q </text:p>
          </table:table-cell>
          <table:table-cell table:style-name="Table2.A1" office:value-type="string">
            <text:p text:style-name="P33"><text:span text:style-name="T70">p</text:span><text:span text:style-name="T7">¬</text:span>q </text:p>
          </table:table-cell>
        </table:table-row>
        <table:table-row>
          <table:table-cell table:style-name="Table2.A1" office:value-type="string">
            <text:p text:style-name="P43">false</text:p>
            <text:p text:style-name="P43">false</text:p>
            <text:p text:style-name="P43">true</text:p>
            <text:p text:style-name="P43">true</text:p>
          </table:table-cell>
          <table:table-cell table:style-name="Table2.A1" office:value-type="string">
            <text:p text:style-name="P43">false</text:p>
            <text:p text:style-name="P43">true</text:p>
            <text:p text:style-name="P43">false</text:p>
            <text:p text:style-name="P43">true</text:p>
          </table:table-cell>
          <table:table-cell table:style-name="Table2.A1" office:value-type="string">
            <text:p text:style-name="P45">true</text:p>
            <text:p text:style-name="P45">false</text:p>
            <text:p text:style-name="P46">false</text:p>
            <text:p text:style-name="P47">true</text:p>
          </table:table-cell>
          <table:table-cell table:style-name="Table2.A1" office:value-type="string">
            <text:p text:style-name="P48">false</text:p>
            <text:p text:style-name="P48">true</text:p>
            <text:p text:style-name="P48">true</text:p>
            <text:p text:style-name="P48">true</text:p>
          </table:table-cell>
          <table:table-cell table:style-name="Table2.A1" office:value-type="string">
            <text:p text:style-name="P49"><text:span text:style-name="T69">t</text:span>rue</text:p>
            <text:p text:style-name="P49">true</text:p>
            <text:p text:style-name="P49">false</text:p>
            <text:p text:style-name="P49">false</text:p>
          </table:table-cell>
        </table:table-row>
      </table:table>
      <text:p text:style-name="P15"/>
      <text:p text:style-name="P18">2. Insert parentheses into the following compound propositions to show the order</text:p>
      <text:p text:style-name="P18">in which the operators are evaluated.</text:p>
      <text:p text:style-name="P2">a) <text:span text:style-name="T12">(</text:span>¬p<text:span text:style-name="T12">)</text:span> ∨ q</text:p>
      <text:p text:style-name="P2">b) <text:span text:style-name="T14">(</text:span>p ∧ q<text:span text:style-name="T14">)</text:span> ∨ <text:span text:style-name="T13">(</text:span>¬p<text:span text:style-name="T13">)</text:span></text:p>
      <text:p text:style-name="P2">c) p ∨ <text:span text:style-name="T15">(</text:span>q ∧ r<text:span text:style-name="T15">)</text:span></text:p>
      <text:p text:style-name="P2">d) <text:span text:style-name="T17">(</text:span>p ∧ <text:span text:style-name="T16">(</text:span>¬q<text:span text:style-name="T16">)</text:span><text:span text:style-name="T17">)</text:span> ∨ r</text:p>
      <text:p text:style-name="P2"/>
      <text:p text:style-name="P24">3. List the 16 possible combinations of truth values for the four propositional</text:p>
      <text:p text:style-name="P24">variables s, p, q, r. 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50">p</text:p>
          </table:table-cell>
          <table:table-cell table:style-name="Table3.A1" office:value-type="string">
            <text:p text:style-name="P50">q</text:p>
          </table:table-cell>
          <table:table-cell table:style-name="Table3.A1" office:value-type="string">
            <text:p text:style-name="P50">r</text:p>
          </table:table-cell>
          <table:table-cell table:style-name="Table3.A1" office:value-type="string">
            <text:p text:style-name="P51">s</text:p>
          </table:table-cell>
        </table:table-row>
        <table:table-row>
          <table:table-cell table:style-name="Table3.A1" office:value-type="string">
            <text:p text:style-name="P52">true</text:p>
            <text:p text:style-name="P53">true</text:p>
            <text:p text:style-name="P53">true</text:p>
            <text:p text:style-name="P53">true</text:p>
            <text:p text:style-name="P53">true</text:p>
            <text:p text:style-name="P53">true</text:p>
            <text:p text:style-name="P53">true</text:p>
            <text:p text:style-name="P53">true</text:p>
            <text:p text:style-name="P54">false</text:p>
            <text:p text:style-name="P54">false</text:p>
            <text:p text:style-name="P54">false</text:p>
            <text:p text:style-name="P54">false</text:p>
            <text:p text:style-name="P54">false</text:p>
            <text:p text:style-name="P54">false</text:p>
            <text:p text:style-name="P54"><text:soft-page-break/>false</text:p>
            <text:p text:style-name="P54">false</text:p>
          </table:table-cell>
          <table:table-cell table:style-name="Table3.A1" office:value-type="string">
            <text:p text:style-name="P59">true</text:p>
            <text:p text:style-name="P59">true</text:p>
            <text:p text:style-name="P59">true</text:p>
            <text:p text:style-name="P59">true</text:p>
            <text:p text:style-name="P55">false</text:p>
            <text:p text:style-name="P55">false</text:p>
            <text:p text:style-name="P55">false</text:p>
            <text:p text:style-name="P55">false</text:p>
            <text:p text:style-name="P60">true</text:p>
            <text:p text:style-name="P60">true</text:p>
            <text:p text:style-name="P60">true</text:p>
            <text:p text:style-name="P60">true</text:p>
            <text:p text:style-name="P56">false</text:p>
            <text:p text:style-name="P56">false</text:p>
            <text:p text:style-name="P56"><text:soft-page-break/>false</text:p>
            <text:p text:style-name="P56">false</text:p>
          </table:table-cell>
          <table:table-cell table:style-name="Table3.A1" office:value-type="string">
            <text:p text:style-name="P61">true</text:p>
            <text:p text:style-name="P61">true</text:p>
            <text:p text:style-name="P57">false</text:p>
            <text:p text:style-name="P57">false</text:p>
            <text:p text:style-name="P62">true</text:p>
            <text:p text:style-name="P62">true</text:p>
            <text:p text:style-name="P58">false</text:p>
            <text:p text:style-name="P58">false</text:p>
            <text:p text:style-name="P62">true</text:p>
            <text:p text:style-name="P62">true</text:p>
            <text:p text:style-name="P58">false</text:p>
            <text:p text:style-name="P58">false</text:p>
            <text:p text:style-name="P62">true</text:p>
            <text:p text:style-name="P62">true</text:p>
            <text:p text:style-name="P58"><text:soft-page-break/>false</text:p>
            <text:p text:style-name="P58">false</text:p>
          </table:table-cell>
          <table:table-cell table:style-name="Table3.A1" office:value-type="string">
            <text:p text:style-name="P63">true</text:p>
            <text:p text:style-name="P63">false</text:p>
            <text:p text:style-name="P63">true</text:p>
            <text:p text:style-name="P63">false</text:p>
            <text:p text:style-name="P63">true</text:p>
            <text:p text:style-name="P63">false</text:p>
            <text:p text:style-name="P63">true</text:p>
            <text:p text:style-name="P63">false</text:p>
            <text:p text:style-name="P63">true</text:p>
            <text:p text:style-name="P63">false</text:p>
            <text:p text:style-name="P63">true</text:p>
            <text:p text:style-name="P63">false</text:p>
            <text:p text:style-name="P63">true</text:p>
            <text:p text:style-name="P63">false</text:p>
            <text:p text:style-name="P63"><text:soft-page-break/>true</text:p>
            <text:p text:style-name="P63">false</text:p>
          </table:table-cell>
        </table:table-row>
      </table:table>
      <text:p text:style-name="P23"/>
      <text:p text:style-name="P25">4. Some of the following compound propositions are tautologies, some are contradictions, and some are neither.</text:p>
      <text:p text:style-name="P25">a) (p ∧ (p → q)) → q – <text:span text:style-name="T25">tautology</text:span><text:span text:style-name="T21">, </text:span><text:span text:style-name="T24">truth</text:span><text:span text:style-name="T21"> in all cases.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64">p</text:p>
          </table:table-cell>
          <table:table-cell table:style-name="Table4.A1" office:value-type="string">
            <text:p text:style-name="P64">q</text:p>
          </table:table-cell>
          <table:table-cell table:style-name="Table4.A1" office:value-type="string">
            <text:p text:style-name="P26">(p ∧ (p → q)) → q</text:p>
          </table:table-cell>
        </table:table-row>
        <table:table-row>
          <table:table-cell table:style-name="Table4.A1" office:value-type="string">
            <text:p text:style-name="P65">true</text:p>
            <text:p text:style-name="P65">true</text:p>
            <text:p text:style-name="P65">false</text:p>
            <text:p text:style-name="P65">false</text:p>
          </table:table-cell>
          <table:table-cell table:style-name="Table4.A1" office:value-type="string">
            <text:p text:style-name="P65">true </text:p>
            <text:p text:style-name="P65">false</text:p>
            <text:p text:style-name="P65">true</text:p>
            <text:p text:style-name="P65">false</text:p>
          </table:table-cell>
          <table:table-cell table:style-name="Table4.A1" office:value-type="string">
            <text:p text:style-name="P66">t<text:span text:style-name="T18">∧</text:span>(t)<text:span text:style-name="T18">→</text:span>t </text:p>
            <text:p text:style-name="P67">t<text:span text:style-name="T18">∧</text:span>(<text:span text:style-name="T19">f</text:span>)<text:span text:style-name="T18">→</text:span><text:span text:style-name="T20">f</text:span> </text:p>
            <text:p text:style-name="P68">f<text:span text:style-name="T18">∧</text:span>(t)<text:span text:style-name="T18">→</text:span>t</text:p>
            <text:p text:style-name="P69">f<text:span text:style-name="T18">∧</text:span>(t)<text:span text:style-name="T18">→</text:span>t</text:p>
          </table:table-cell>
        </table:table-row>
      </table:table>
      <text:p text:style-name="P25"/>
      <text:p text:style-name="P86">b) ((p → q) ∧ (q → r)) → (p → r) -<text:span text:style-name="T27"> </text:span><text:span text:style-name="T26">tautology</text:span><text:span text:style-name="T28">, </text:span><text:span text:style-name="T4">truth</text:span><text:span text:style-name="T28"> in all cases.</text:span></text:p>
      <table:table table:name="Table5" table:style-name="Table5">
        <table:table-column table:style-name="Table5.A"/>
        <table:table-column table:style-name="Table5.B" table:number-columns-repeated="2"/>
        <table:table-column table:style-name="Table5.A"/>
        <table:table-column table:style-name="Table5.B" table:number-columns-repeated="2"/>
        <table:table-column table:style-name="Table5.G"/>
        <table:table-column table:style-name="Table5.H"/>
        <table:table-row>
          <table:table-cell table:style-name="Table5.A1" office:value-type="string">
            <text:p text:style-name="P71">p</text:p>
          </table:table-cell>
          <table:table-cell table:style-name="Table5.A1" office:value-type="string">
            <text:p text:style-name="P71">q </text:p>
          </table:table-cell>
          <table:table-cell table:style-name="Table5.A1" office:value-type="string">
            <text:p text:style-name="P72">r</text:p>
          </table:table-cell>
          <table:table-cell table:style-name="Table5.A1" office:value-type="string">
            <text:p text:style-name="P83">p → q</text:p>
          </table:table-cell>
          <table:table-cell table:style-name="Table5.A1" office:value-type="string">
            <text:p text:style-name="P27"><text:span text:style-name="T23">q</text:span><text:span text:style-name="T22"> → </text:span><text:span text:style-name="T23">r</text:span></text:p>
          </table:table-cell>
          <table:table-cell table:style-name="Table5.A1" office:value-type="string">
            <text:p text:style-name="P84">∧</text:p>
          </table:table-cell>
          <table:table-cell table:style-name="Table5.A1" office:value-type="string">
            <text:p text:style-name="P85">p → r</text:p>
          </table:table-cell>
          <table:table-cell table:style-name="Table5.A1" office:value-type="string">
            <text:p text:style-name="P81">result</text:p>
          </table:table-cell>
        </table:table-row>
        <table:table-row>
          <table:table-cell table:style-name="Table5.A1" office:value-type="string">
            <text:p text:style-name="P73">true</text:p>
            <text:p text:style-name="P73">true</text:p>
            <text:p text:style-name="P73">true</text:p>
            <text:p text:style-name="P73">true</text:p>
            <text:p text:style-name="P73">false</text:p>
            <text:p text:style-name="P73">false</text:p>
            <text:p text:style-name="P73">false</text:p>
            <text:p text:style-name="P73">false</text:p>
          </table:table-cell>
          <table:table-cell table:style-name="Table5.A1" office:value-type="string">
            <text:p text:style-name="P74">true</text:p>
            <text:p text:style-name="P74">true</text:p>
            <text:p text:style-name="P75">false</text:p>
            <text:p text:style-name="P75">false</text:p>
            <text:p text:style-name="P76">true</text:p>
            <text:p text:style-name="P76">true</text:p>
            <text:p text:style-name="P76">false</text:p>
            <text:p text:style-name="P76">false</text:p>
          </table:table-cell>
          <table:table-cell table:style-name="Table5.A1" office:value-type="string">
            <text:p text:style-name="P77">true</text:p>
            <text:p text:style-name="P77">false</text:p>
            <text:p text:style-name="P77">true</text:p>
            <text:p text:style-name="P77">false</text:p>
            <text:p text:style-name="P77">true</text:p>
            <text:p text:style-name="P77">false</text:p>
            <text:p text:style-name="P77">true</text:p>
            <text:p text:style-name="P77">false</text:p>
          </table:table-cell>
          <table:table-cell table:style-name="Table5.A1" office:value-type="string">
            <text:p text:style-name="P78">true</text:p>
            <text:p text:style-name="P80">true</text:p>
            <text:p text:style-name="P87">false</text:p>
            <text:p text:style-name="P91">false</text:p>
            <text:p text:style-name="P92">false</text:p>
            <text:p text:style-name="P93">true</text:p>
            <text:p text:style-name="P94">true</text:p>
            <text:p text:style-name="P94">true</text:p>
          </table:table-cell>
          <table:table-cell table:style-name="Table5.A1" office:value-type="string">
            <text:p text:style-name="P79">true</text:p>
            <text:p text:style-name="P88">false</text:p>
            <text:p text:style-name="P89">true</text:p>
            <text:p text:style-name="P95">false</text:p>
            <text:p text:style-name="P95">true</text:p>
            <text:p text:style-name="P96">true</text:p>
            <text:p text:style-name="P96">true</text:p>
            <text:p text:style-name="P96">true</text:p>
          </table:table-cell>
          <table:table-cell table:style-name="Table5.A1" office:value-type="string">
            <text:p text:style-name="P100">true</text:p>
            <text:p text:style-name="P100">true</text:p>
            <text:p text:style-name="P100">true</text:p>
            <text:p text:style-name="P100">false</text:p>
            <text:p text:style-name="P100">true</text:p>
            <text:p text:style-name="P100">true</text:p>
            <text:p text:style-name="P100">true</text:p>
            <text:p text:style-name="P100">true</text:p>
          </table:table-cell>
          <table:table-cell table:style-name="Table5.A1" office:value-type="string">
            <text:p text:style-name="P90">true</text:p>
            <text:p text:style-name="P97">true</text:p>
            <text:p text:style-name="P98">true</text:p>
            <text:p text:style-name="P97">false</text:p>
            <text:p text:style-name="P99">true</text:p>
            <text:p text:style-name="P99">true</text:p>
            <text:p text:style-name="P99">true</text:p>
            <text:p text:style-name="P99">true</text:p>
          </table:table-cell>
          <table:table-cell table:style-name="Table5.A1" office:value-type="string">
            <text:p text:style-name="P70">true</text:p>
            <text:p text:style-name="P70">true</text:p>
            <text:p text:style-name="P70">true</text:p>
            <text:p text:style-name="P70">true</text:p>
            <text:p text:style-name="P70">true</text:p>
            <text:p text:style-name="P70">true</text:p>
            <text:p text:style-name="P70">true</text:p>
            <text:p text:style-name="P70">true</text:p>
          </table:table-cell>
        </table:table-row>
      </table:table>
      <text:p text:style-name="P82"/>
      <text:p text:style-name="P29"><text:span text:style-name="T29">c) p ∧ (¬p) -</text:span><text:span text:style-name="T31"> </text:span><text:span text:style-name="T25">tautology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63">p</text:p>
          </table:table-cell>
          <table:table-cell table:style-name="Table6.A1" office:value-type="string">
            <text:p text:style-name="P240">¬p</text:p>
          </table:table-cell>
          <table:table-cell table:style-name="Table6.A1" office:value-type="string">
            <text:p text:style-name="P165">result</text:p>
          </table:table-cell>
        </table:table-row>
        <table:table-row>
          <table:table-cell table:style-name="Table6.A1" office:value-type="string">
            <text:p text:style-name="P164">true</text:p>
            <text:p text:style-name="P164">false</text:p>
          </table:table-cell>
          <table:table-cell table:style-name="Table6.A1" office:value-type="string">
            <text:p text:style-name="P166">false</text:p>
            <text:p text:style-name="P166">true</text:p>
          </table:table-cell>
          <table:table-cell table:style-name="Table6.A1" office:value-type="string">
            <text:p text:style-name="P167">false</text:p>
            <text:p text:style-name="P168">false</text:p>
          </table:table-cell>
        </table:table-row>
      </table:table>
      <text:p text:style-name="P28"/>
      <text:p text:style-name="P101">d) (p ∨ q) → (p ∧ q)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E"/>
        <table:table-row>
          <table:table-cell table:style-name="Table7.A1" office:value-type="string">
            <text:p text:style-name="P171">p</text:p>
          </table:table-cell>
          <table:table-cell table:style-name="Table7.A1" office:value-type="string">
            <text:p text:style-name="P171">q</text:p>
          </table:table-cell>
          <table:table-cell table:style-name="Table7.A1" office:value-type="string">
            <text:p text:style-name="P102">p ∨ q</text:p>
          </table:table-cell>
          <table:table-cell table:style-name="Table7.A1" office:value-type="string">
            <text:p text:style-name="P102">p ∧ q</text:p>
          </table:table-cell>
          <table:table-cell table:style-name="Table7.A1" office:value-type="string">
            <text:p text:style-name="P173">expression res.</text:p>
          </table:table-cell>
        </table:table-row>
        <table:table-row>
          <table:table-cell table:style-name="Table7.A1" office:value-type="string">
            <text:p text:style-name="P175">true</text:p>
            <text:p text:style-name="P175">true</text:p>
            <text:p text:style-name="P175">false</text:p>
            <text:p text:style-name="P175">false</text:p>
          </table:table-cell>
          <table:table-cell table:style-name="Table7.A1" office:value-type="string">
            <text:p text:style-name="P177">true</text:p>
            <text:p text:style-name="P177">false</text:p>
            <text:p text:style-name="P177">true</text:p>
            <text:p text:style-name="P177">false</text:p>
          </table:table-cell>
          <table:table-cell table:style-name="Table7.A1" office:value-type="string">
            <text:p text:style-name="P179">true</text:p>
            <text:p text:style-name="P179">true</text:p>
            <text:p text:style-name="P179">true</text:p>
            <text:p text:style-name="P179">false</text:p>
          </table:table-cell>
          <table:table-cell table:style-name="Table7.A1" office:value-type="string">
            <text:p text:style-name="P179">true</text:p>
            <text:p text:style-name="P179">false</text:p>
            <text:p text:style-name="P179">false</text:p>
            <text:p text:style-name="P179">true</text:p>
          </table:table-cell>
          <table:table-cell table:style-name="Table7.A1" office:value-type="string">
            <text:p text:style-name="P180">true</text:p>
            <text:p text:style-name="P180">false</text:p>
            <text:p text:style-name="P180">false</text:p>
            <text:p text:style-name="P180">true</text:p>
          </table:table-cell>
        </table:table-row>
      </table:table>
      <text:p text:style-name="P101"/>
      <text:p text:style-name="P101">f) (p ∧ q) → (p ∨ q)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E"/>
        <table:table-row>
          <table:table-cell table:style-name="Table8.A1" office:value-type="string">
            <text:p text:style-name="P172">p</text:p>
          </table:table-cell>
          <table:table-cell table:style-name="Table8.A1" office:value-type="string">
            <text:p text:style-name="P172">q</text:p>
          </table:table-cell>
          <table:table-cell table:style-name="Table8.A1" office:value-type="string">
            <text:p text:style-name="P102">p ∧ q</text:p>
          </table:table-cell>
          <table:table-cell table:style-name="Table8.A1" office:value-type="string">
            <text:p text:style-name="P102">p ∨ q</text:p>
          </table:table-cell>
          <table:table-cell table:style-name="Table8.A1" office:value-type="string">
            <text:p text:style-name="P174">expression res.</text:p>
          </table:table-cell>
        </table:table-row>
        <table:table-row>
          <table:table-cell table:style-name="Table8.A1" office:value-type="string">
            <text:p text:style-name="P176">true</text:p>
            <text:p text:style-name="P176">true</text:p>
            <text:p text:style-name="P176">false</text:p>
            <text:p text:style-name="P176">false</text:p>
          </table:table-cell>
          <table:table-cell table:style-name="Table8.A1" office:value-type="string">
            <text:p text:style-name="P178">true</text:p>
            <text:p text:style-name="P178">false</text:p>
            <text:p text:style-name="P178">true</text:p>
            <text:p text:style-name="P178">false</text:p>
          </table:table-cell>
          <table:table-cell table:style-name="Table8.A1" office:value-type="string">
            <text:p text:style-name="P179">true</text:p>
            <text:p text:style-name="P179">false</text:p>
            <text:p text:style-name="P179">false</text:p>
            <text:p text:style-name="P179">true</text:p>
          </table:table-cell>
          <table:table-cell table:style-name="Table8.A1" office:value-type="string">
            <text:p text:style-name="P179">true</text:p>
            <text:p text:style-name="P179">true</text:p>
            <text:p text:style-name="P179">true</text:p>
            <text:p text:style-name="P179">false</text:p>
          </table:table-cell>
          <table:table-cell table:style-name="Table8.A1" office:value-type="string">
            <text:p text:style-name="P181">true</text:p>
            <text:p text:style-name="P181">true</text:p>
            <text:p text:style-name="P181">true</text:p>
            <text:p text:style-name="P181">false</text:p>
          </table:table-cell>
        </table:table-row>
      </table:table>
      <text:p text:style-name="P103"/>
      <text:p text:style-name="P104">5. Use truth tables to show that each of the following propositions is logically</text:p>
      <text:p text:style-name="P104">equivalent to p ↔ q.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182">p</text:p>
          </table:table-cell>
          <table:table-cell table:style-name="Table9.A1" office:value-type="string">
            <text:p text:style-name="P182">q</text:p>
          </table:table-cell>
          <table:table-cell table:style-name="Table9.A1" office:value-type="string">
            <text:p text:style-name="P105">p ↔ q</text:p>
          </table:table-cell>
        </table:table-row>
        <table:table-row>
          <table:table-cell table:style-name="Table9.A1" office:value-type="string">
            <text:p text:style-name="P183">true</text:p>
            <text:p text:style-name="P183">true</text:p>
            <text:p text:style-name="P183">false</text:p>
            <text:p text:style-name="P183">false</text:p>
          </table:table-cell>
          <table:table-cell table:style-name="Table9.A1" office:value-type="string">
            <text:p text:style-name="P183">true</text:p>
            <text:p text:style-name="P183">false</text:p>
            <text:p text:style-name="P183">true</text:p>
            <text:p text:style-name="P183">false</text:p>
          </table:table-cell>
          <table:table-cell table:style-name="Table9.A1" office:value-type="string">
            <text:p text:style-name="P189">true</text:p>
            <text:p text:style-name="P189">false</text:p>
            <text:p text:style-name="P189">false</text:p>
            <text:p text:style-name="P189">true</text:p>
          </table:table-cell>
        </table:table-row>
      </table:table>
      <text:p text:style-name="P104"/>
      <text:p text:style-name="P104"/>
      <text:p text:style-name="P104">a) (p → q) ∧ (q → p)</text:p>
      <table:table table:name="Table10" table:style-name="Table10">
        <table:table-column table:style-name="Table10.A" table:number-columns-repeated="5"/>
        <text:soft-page-break/>
        <table:table-row>
          <table:table-cell table:style-name="Table10.A1" office:value-type="string">
            <text:p text:style-name="P190">p</text:p>
          </table:table-cell>
          <table:table-cell table:style-name="Table10.A1" office:value-type="string">
            <text:p text:style-name="P190">q</text:p>
          </table:table-cell>
          <table:table-cell table:style-name="Table10.A1" office:value-type="string">
            <text:p text:style-name="P106">p → q</text:p>
          </table:table-cell>
          <table:table-cell table:style-name="Table10.A1" office:value-type="string">
            <text:p text:style-name="P106">q → p</text:p>
          </table:table-cell>
          <table:table-cell table:style-name="Table10.A1" office:value-type="string">
            <text:p text:style-name="P107">∧</text:p>
          </table:table-cell>
        </table:table-row>
        <table:table-row>
          <table:table-cell table:style-name="Table10.A1" office:value-type="string">
            <text:p text:style-name="P184">true</text:p>
            <text:p text:style-name="P184">true</text:p>
            <text:p text:style-name="P184">false</text:p>
            <text:p text:style-name="P184">false</text:p>
          </table:table-cell>
          <table:table-cell table:style-name="Table10.A1" office:value-type="string">
            <text:p text:style-name="P184">true</text:p>
            <text:p text:style-name="P184">false</text:p>
            <text:p text:style-name="P184">true</text:p>
            <text:p text:style-name="P184">false</text:p>
          </table:table-cell>
          <table:table-cell table:style-name="Table10.A1" office:value-type="string">
            <text:p text:style-name="P193">true</text:p>
            <text:p text:style-name="P194">false</text:p>
            <text:p text:style-name="P194">true</text:p>
            <text:p text:style-name="P193">true</text:p>
          </table:table-cell>
          <table:table-cell table:style-name="Table10.A1" office:value-type="string">
            <text:p text:style-name="P195">true</text:p>
            <text:p text:style-name="P195">true</text:p>
            <text:p text:style-name="P197">false</text:p>
            <text:p text:style-name="P196">true</text:p>
          </table:table-cell>
          <table:table-cell table:style-name="Table10.A1" office:value-type="string">
            <text:p text:style-name="P198">true</text:p>
            <text:p text:style-name="P198">false</text:p>
            <text:p text:style-name="P199">false</text:p>
            <text:p text:style-name="P199">true</text:p>
          </table:table-cell>
        </table:table-row>
      </table:table>
      <text:p text:style-name="P104"/>
      <text:p text:style-name="P104">b) (¬p) ↔ (¬q)</text:p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191">p</text:p>
          </table:table-cell>
          <table:table-cell table:style-name="Table11.A1" office:value-type="string">
            <text:p text:style-name="P191">q</text:p>
          </table:table-cell>
          <table:table-cell table:style-name="Table11.A1" office:value-type="string">
            <text:p text:style-name="P110">¬p</text:p>
          </table:table-cell>
          <table:table-cell table:style-name="Table11.A1" office:value-type="string">
            <text:p text:style-name="P110">¬q</text:p>
          </table:table-cell>
          <table:table-cell table:style-name="Table11.A1" office:value-type="string">
            <text:p text:style-name="P110">↔</text:p>
          </table:table-cell>
        </table:table-row>
        <table:table-row>
          <table:table-cell table:style-name="Table11.A1" office:value-type="string">
            <text:p text:style-name="P185">true</text:p>
            <text:p text:style-name="P185">true</text:p>
            <text:p text:style-name="P185">false</text:p>
            <text:p text:style-name="P185">false</text:p>
          </table:table-cell>
          <table:table-cell table:style-name="Table11.A1" office:value-type="string">
            <text:p text:style-name="P185">true</text:p>
            <text:p text:style-name="P185">false</text:p>
            <text:p text:style-name="P185">true</text:p>
            <text:p text:style-name="P185">false</text:p>
          </table:table-cell>
          <table:table-cell table:style-name="Table11.A1" office:value-type="string">
            <text:p text:style-name="P200">false</text:p>
            <text:p text:style-name="P200">false</text:p>
            <text:p text:style-name="P200">true</text:p>
            <text:p text:style-name="P200">true</text:p>
          </table:table-cell>
          <table:table-cell table:style-name="Table11.A1" office:value-type="string">
            <text:p text:style-name="P200">false</text:p>
            <text:p text:style-name="P200">true</text:p>
            <text:p text:style-name="P200">false</text:p>
            <text:p text:style-name="P200">true</text:p>
          </table:table-cell>
          <table:table-cell table:style-name="Table11.A1" office:value-type="string">
            <text:p text:style-name="P201">true</text:p>
            <text:p text:style-name="P202">false</text:p>
            <text:p text:style-name="P202">false</text:p>
            <text:p text:style-name="P203">true</text:p>
          </table:table-cell>
        </table:table-row>
      </table:table>
      <text:p text:style-name="P108"/>
      <text:p text:style-name="P104"/>
      <text:p text:style-name="P104">c) (p → q) ∧ ((¬p) → (¬q))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A"/>
        <table:table-column table:style-name="Table12.C"/>
        <table:table-column table:style-name="Table12.B" table:number-columns-repeated="2"/>
        <table:table-row>
          <table:table-cell table:style-name="Table12.A1" office:value-type="string">
            <text:p text:style-name="P192">p</text:p>
          </table:table-cell>
          <table:table-cell table:style-name="Table12.A1" office:value-type="string">
            <text:p text:style-name="P192">q</text:p>
          </table:table-cell>
          <table:table-cell table:style-name="Table12.A1" office:value-type="string">
            <text:p text:style-name="P111">p → q</text:p>
          </table:table-cell>
          <table:table-cell table:style-name="Table12.A1" office:value-type="string">
            <text:p text:style-name="P112">¬p</text:p>
          </table:table-cell>
          <table:table-cell table:style-name="Table12.A1" office:value-type="string">
            <text:p text:style-name="P112">¬q</text:p>
          </table:table-cell>
          <table:table-cell table:style-name="Table12.A1" office:value-type="string">
            <text:p text:style-name="P111">(¬p) → (¬q)</text:p>
          </table:table-cell>
          <table:table-cell table:style-name="Table12.A1" office:value-type="string">
            <text:p text:style-name="P111">∧</text:p>
          </table:table-cell>
        </table:table-row>
        <table:table-row>
          <table:table-cell table:style-name="Table12.A1" office:value-type="string">
            <text:p text:style-name="P186">true</text:p>
            <text:p text:style-name="P186">true</text:p>
            <text:p text:style-name="P186">false</text:p>
            <text:p text:style-name="P186">false</text:p>
          </table:table-cell>
          <table:table-cell table:style-name="Table12.A1" office:value-type="string">
            <text:p text:style-name="P186">true</text:p>
            <text:p text:style-name="P186">false</text:p>
            <text:p text:style-name="P186">true</text:p>
            <text:p text:style-name="P186">false</text:p>
          </table:table-cell>
          <table:table-cell table:style-name="Table12.A1" office:value-type="string">
            <text:p text:style-name="P204">true</text:p>
            <text:p text:style-name="P204">false</text:p>
            <text:p text:style-name="P204">true</text:p>
            <text:p text:style-name="P204">true</text:p>
          </table:table-cell>
          <table:table-cell table:style-name="Table12.A1" office:value-type="string">
            <text:p text:style-name="P205">false</text:p>
            <text:p text:style-name="P205">false</text:p>
            <text:p text:style-name="P205">true</text:p>
            <text:p text:style-name="P205">true</text:p>
          </table:table-cell>
          <table:table-cell table:style-name="Table12.A1" office:value-type="string">
            <text:p text:style-name="P205">false</text:p>
            <text:p text:style-name="P205">true</text:p>
            <text:p text:style-name="P205">false</text:p>
            <text:p text:style-name="P205">true</text:p>
          </table:table-cell>
          <table:table-cell table:style-name="Table12.A1" office:value-type="string">
            <text:p text:style-name="P206">true</text:p>
            <text:p text:style-name="P206">true</text:p>
            <text:p text:style-name="P206">false</text:p>
            <text:p text:style-name="P206">true</text:p>
          </table:table-cell>
          <table:table-cell table:style-name="Table12.A1" office:value-type="string">
            <text:p text:style-name="P208">true</text:p>
            <text:p text:style-name="P209">false</text:p>
            <text:p text:style-name="P210">false</text:p>
            <text:p text:style-name="P207">true</text:p>
          </table:table-cell>
        </table:table-row>
      </table:table>
      <text:p text:style-name="P109"/>
      <text:p text:style-name="P104">d) ¬(p ⊕ q)</text:p>
      <table:table table:name="Table13" table:style-name="Table13">
        <table:table-column table:style-name="Table13.A" table:number-columns-repeated="2"/>
        <table:table-column table:style-name="Table13.C"/>
        <table:table-column table:style-name="Table13.D"/>
        <table:table-row>
          <table:table-cell table:style-name="Table13.A1" office:value-type="string">
            <text:p text:style-name="P192">p</text:p>
          </table:table-cell>
          <table:table-cell table:style-name="Table13.A1" office:value-type="string">
            <text:p text:style-name="P192">q</text:p>
          </table:table-cell>
          <table:table-cell table:style-name="Table13.A1" office:value-type="string">
            <text:p text:style-name="P113">p ⊕ q</text:p>
          </table:table-cell>
          <table:table-cell table:style-name="Table13.A1" office:value-type="string">
            <text:p text:style-name="P114">¬</text:p>
          </table:table-cell>
        </table:table-row>
        <table:table-row>
          <table:table-cell table:style-name="Table13.A1" office:value-type="string">
            <text:p text:style-name="P186">true</text:p>
            <text:p text:style-name="P186">true</text:p>
            <text:p text:style-name="P186">false</text:p>
            <text:p text:style-name="P186">false</text:p>
          </table:table-cell>
          <table:table-cell table:style-name="Table13.A1" office:value-type="string">
            <text:p text:style-name="P186">true</text:p>
            <text:p text:style-name="P186">false</text:p>
            <text:p text:style-name="P186">true</text:p>
            <text:p text:style-name="P186">false</text:p>
          </table:table-cell>
          <table:table-cell table:style-name="Table13.A1" office:value-type="string">
            <text:p text:style-name="P211">false</text:p>
            <text:p text:style-name="P211">true</text:p>
            <text:p text:style-name="P211">true</text:p>
            <text:p text:style-name="P211">false</text:p>
          </table:table-cell>
          <table:table-cell table:style-name="Table13.A1" office:value-type="string">
            <text:p text:style-name="P212">true</text:p>
            <text:p text:style-name="P212">false</text:p>
            <text:p text:style-name="P212">false</text:p>
            <text:p text:style-name="P212">true</text:p>
          </table:table-cell>
        </table:table-row>
      </table:table>
      <text:p text:style-name="P115"/>
      <text:p text:style-name="P116">6. <text:span text:style-name="T32">I</text:span>s (p → q) → r logically equivalent to p → (q → r)?</text:p>
      <table:table table:name="Table14" table:style-name="Table14">
        <table:table-column table:style-name="Table14.A" table:number-columns-repeated="6"/>
        <table:table-column table:style-name="Table14.G"/>
        <table:table-row>
          <table:table-cell table:style-name="Table14.A1" office:value-type="string">
            <text:p text:style-name="P213">p</text:p>
          </table:table-cell>
          <table:table-cell table:style-name="Table14.A1" office:value-type="string">
            <text:p text:style-name="P213">q</text:p>
          </table:table-cell>
          <table:table-cell table:style-name="Table14.A1" office:value-type="string">
            <text:p text:style-name="P120">r</text:p>
          </table:table-cell>
          <table:table-cell table:style-name="Table14.A1" office:value-type="string">
            <text:p text:style-name="P117">(p → q)</text:p>
          </table:table-cell>
          <table:table-cell table:style-name="Table14.A1" office:value-type="string">
            <text:p text:style-name="P118">→</text:p>
          </table:table-cell>
          <table:table-cell table:style-name="Table14.A1" office:value-type="string">
            <text:p text:style-name="P117">(q → r)</text:p>
          </table:table-cell>
          <table:table-cell table:style-name="Table14.A1" office:value-type="string">
            <text:p text:style-name="P119">→</text:p>
          </table:table-cell>
        </table:table-row>
        <table:table-row>
          <table:table-cell table:style-name="Table14.A1" office:value-type="string">
            <text:p text:style-name="P187">true</text:p>
            <text:p text:style-name="P187">true</text:p>
            <text:p text:style-name="P187">true</text:p>
            <text:p text:style-name="P187">true</text:p>
            <text:p text:style-name="P187">false</text:p>
            <text:p text:style-name="P162">false</text:p>
            <text:p text:style-name="P187">false</text:p>
            <text:p text:style-name="P187">false</text:p>
          </table:table-cell>
          <table:table-cell table:style-name="Table14.A1" office:value-type="string">
            <text:p text:style-name="P188">true</text:p>
            <text:p text:style-name="P188">true</text:p>
            <text:p text:style-name="P188">false</text:p>
            <text:p text:style-name="P188">false</text:p>
            <text:p text:style-name="P188">true</text:p>
            <text:p text:style-name="P188">true</text:p>
            <text:p text:style-name="P188">false</text:p>
            <text:p text:style-name="P188">false</text:p>
          </table:table-cell>
          <table:table-cell table:style-name="Table14.A1" office:value-type="string">
            <text:p text:style-name="P188">true</text:p>
            <text:p text:style-name="P188">false</text:p>
            <text:p text:style-name="P188">true</text:p>
            <text:p text:style-name="P188">false</text:p>
            <text:p text:style-name="P188">true</text:p>
            <text:p text:style-name="P188">false</text:p>
            <text:p text:style-name="P188">true</text:p>
            <text:p text:style-name="P188">false</text:p>
          </table:table-cell>
          <table:table-cell table:style-name="Table14.A1" office:value-type="string">
            <text:p text:style-name="P214">true</text:p>
            <text:p text:style-name="P214">true</text:p>
            <text:p text:style-name="P214">false</text:p>
            <text:p text:style-name="P214">false</text:p>
            <text:p text:style-name="P215">true</text:p>
            <text:p text:style-name="P215">true</text:p>
            <text:p text:style-name="P215">true</text:p>
            <text:p text:style-name="P215">true</text:p>
          </table:table-cell>
          <table:table-cell table:style-name="Table14.A1" office:value-type="string">
            <text:p text:style-name="P216">true</text:p>
            <text:p text:style-name="P216">false</text:p>
            <text:p text:style-name="P216">true</text:p>
            <text:p text:style-name="P216">true</text:p>
            <text:p text:style-name="P216">true</text:p>
            <text:p text:style-name="P216">false</text:p>
            <text:p text:style-name="P216">true</text:p>
            <text:p text:style-name="P169">false</text:p>
          </table:table-cell>
          <table:table-cell table:style-name="Table14.A1" office:value-type="string">
            <text:p text:style-name="P217">true</text:p>
            <text:p text:style-name="P217">false</text:p>
            <text:p text:style-name="P217">true</text:p>
            <text:p text:style-name="P217">true</text:p>
            <text:p text:style-name="P217">true</text:p>
            <text:p text:style-name="P217">false</text:p>
            <text:p text:style-name="P217">true</text:p>
            <text:p text:style-name="P217">true</text:p>
          </table:table-cell>
          <table:table-cell table:style-name="Table14.A1" office:value-type="string">
            <text:p text:style-name="P218">true</text:p>
            <text:p text:style-name="P218">false</text:p>
            <text:p text:style-name="P218">true</text:p>
            <text:p text:style-name="P218">true</text:p>
            <text:p text:style-name="P218">true</text:p>
            <text:p text:style-name="P218">false</text:p>
            <text:p text:style-name="P218">true</text:p>
            <text:p text:style-name="P170">true</text:p>
          </table:table-cell>
        </table:table-row>
      </table:table>
      <text:p text:style-name="P116"/>
      <text:p text:style-name="P121">7. Let p represent the proposition “You leave” and let q represent the proposition “I leave.” Express the following sentences as compound propositions using p and q, and show that they are logically equivalent:</text:p>
      <text:p text:style-name="P121"/>
      <text:p text:style-name="P121">a) Either you leave or I do. (Or both!)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P219">p</text:p>
          </table:table-cell>
          <table:table-cell table:style-name="Table15.A1" office:value-type="string">
            <text:p text:style-name="P219">q</text:p>
          </table:table-cell>
          <table:table-cell table:style-name="Table15.A1" office:value-type="string">
            <text:p text:style-name="P220">p<text:span text:style-name="T30">∨</text:span><text:span text:style-name="T33">q</text:span></text:p>
          </table:table-cell>
        </table:table-row>
        <table:table-row>
          <table:table-cell table:style-name="Table15.A1" office:value-type="string">
            <text:p text:style-name="P224">true</text:p>
            <text:p text:style-name="P224">true</text:p>
            <text:p text:style-name="P224">false</text:p>
            <text:p text:style-name="P224">false</text:p>
          </table:table-cell>
          <table:table-cell table:style-name="Table15.A1" office:value-type="string">
            <text:p text:style-name="P224">true</text:p>
            <text:p text:style-name="P224">false</text:p>
            <text:p text:style-name="P224">true</text:p>
            <text:p text:style-name="P224">false</text:p>
          </table:table-cell>
          <table:table-cell table:style-name="Table15.A1" office:value-type="string">
            <text:p text:style-name="P229">true</text:p>
            <text:p text:style-name="P229">true</text:p>
            <text:p text:style-name="P229">true</text:p>
            <text:p text:style-name="P229">false</text:p>
          </table:table-cell>
        </table:table-row>
      </table:table>
      <text:p text:style-name="P121"/>
      <text:p text:style-name="P121"/>
      <text:p text:style-name="P121"/>
      <text:p text:style-name="P122"><text:soft-page-break/>b) If you don’t leave, I will. <text:s/><text:span text:style-name="T36">¬</text:span><text:span text:style-name="T35">p – don’t leave, q – I’ll leave.</text:span></text:p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P222"><text:span text:style-name="T36">¬</text:span>p</text:p>
          </table:table-cell>
          <table:table-cell table:style-name="Table16.A1" office:value-type="string">
            <text:p text:style-name="P221">q</text:p>
          </table:table-cell>
          <table:table-cell table:style-name="Table16.A1" office:value-type="string">
            <text:p text:style-name="P223"><text:span text:style-name="T36">¬</text:span>p<text:span text:style-name="T34">→</text:span><text:span text:style-name="T33">q</text:span></text:p>
          </table:table-cell>
        </table:table-row>
        <table:table-row>
          <table:table-cell table:style-name="Table16.A1" office:value-type="string">
            <text:p text:style-name="P230">false</text:p>
            <text:p text:style-name="P230">false</text:p>
            <text:p text:style-name="P230">true</text:p>
            <text:p text:style-name="P230">true</text:p>
          </table:table-cell>
          <table:table-cell table:style-name="Table16.A1" office:value-type="string">
            <text:p text:style-name="P225">true</text:p>
            <text:p text:style-name="P225">false</text:p>
            <text:p text:style-name="P225">true</text:p>
            <text:p text:style-name="P225">false</text:p>
          </table:table-cell>
          <table:table-cell table:style-name="Table16.A1" office:value-type="string">
            <text:p text:style-name="P226">true</text:p>
            <text:p text:style-name="P228">true</text:p>
            <text:p text:style-name="P227">true</text:p>
            <text:p text:style-name="P231">false</text:p>
          </table:table-cell>
        </table:table-row>
      </table:table>
      <text:p text:style-name="P123"/>
      <text:p text:style-name="P125">8. Suppose that</text:p>
      <text:p text:style-name="P125">m - “The Earth moves,” </text:p>
      <text:p text:style-name="P126">c - “The Earth is the center of the universe,”</text:p>
      <text:p text:style-name="P127">g - “Galileo was rail roaded.”</text:p>
      <text:p text:style-name="P127">Translate each of the following compound propositions into English:</text:p>
      <text:p text:style-name="P124">a) ¬g ∧ c </text:p>
      <text:p text:style-name="P128">Galileo wasn’t rail roaded and the earth is the center of universe.</text:p>
      <text:p text:style-name="P124">b) m → ¬c</text:p>
      <text:p text:style-name="P129">If the earth moves, <text:span text:style-name="T38">then the earth is not the center of universe.</text:span></text:p>
      <text:p text:style-name="P124">c) m ↔ ¬c</text:p>
      <text:p text:style-name="P130">If and only if <text:span text:style-name="T39">the earth moves the earth is not </text:span><text:span text:style-name="T37">the center of the universe.</text:span></text:p>
      <text:p text:style-name="P124">d) (m → g) ∧ (c → ¬g)</text:p>
      <text:p text:style-name="P131">If <text:span text:style-name="T37">The Earth moves Galileo was rail roaded </text:span>and <text:span text:style-name="T41">If </text:span><text:span text:style-name="T37">The Earth is the center of the universe Galileo was </text:span><text:span text:style-name="T42">not </text:span><text:span text:style-name="T37">rail roaded.</text:span></text:p>
      <text:p text:style-name="P131"/>
      <text:p text:style-name="P138">9. <text:span text:style-name="T50">Note:</text:span> The implication (¬q) → (¬p) is called the contrapositive of p → q; <text:span text:style-name="T51">q</text:span> → <text:span text:style-name="T51">p – converse.</text:span> </text:p>
      <text:p text:style-name="P132"/>
      <text:p text:style-name="P132">Give the converse and the contrapositive of each of the following English sentences:</text:p>
      <text:p text:style-name="P132"/>
      <text:p text:style-name="P132">a) If you are good, Santa brings you toys.</text:p>
      <text:p text:style-name="P132">b) If the package weighs more than one ounce, then you need extra postage.</text:p>
      <text:p text:style-name="P132">c) If I have a choice, I don’t eat eggplant.</text:p>
      <text:p text:style-name="P139"/>
      <text:p text:style-name="P139">Converse:</text:p>
      <text:p text:style-name="P134">a) <text:span text:style-name="T45">If </text:span>Santa brings you toys<text:span text:style-name="T45">, </text:span><text:span text:style-name="T46">you are good.</text:span></text:p>
      <text:p text:style-name="P135">b) <text:span text:style-name="T47">If you need extra postage, t</text:span>he package weighs more than one ounce.</text:p>
      <text:p text:style-name="P136">c) <text:span text:style-name="T48">If </text:span>I don’t eat eggplant, I have a choice.</text:p>
      <text:p text:style-name="P140"/>
      <text:p text:style-name="P140">C<text:span text:style-name="T40">ontrapositive:</text:span></text:p>
      <text:p text:style-name="P140"/>
      <text:p text:style-name="P133">a) <text:span text:style-name="T43">Santa will not bring you toys, if you are not good.</text:span></text:p>
      <text:p text:style-name="P133">b) <text:span text:style-name="T44">You don’t need an extra postage, if the package is less than one ounce.</text:span></text:p>
      <text:p text:style-name="P137">c) I eat eggplant, <text:s/>If I <text:span text:style-name="T49">don’t </text:span>have a choice.</text:p>
      <text:p text:style-name="P133"/>
      <text:p text:style-name="P141">10. In an ordinary deck of fifty-two playing cards, for how many cards is it true</text:p>
      <text:p text:style-name="P143">a) that “This card is a ten and this card is a heart”? </text:p>
      <text:p text:style-name="P241">1</text:p>
      <text:p text:style-name="P142">b) that “This card is a ten or this card is a heart”? </text:p>
      <text:p text:style-name="P242">4 + 13</text:p>
      <text:p text:style-name="P141">c) that “If this card is a ten, then this card is a heart”?</text:p>
      <text:p text:style-name="P144">1</text:p>
      <text:p text:style-name="P141">d) that “This card is a ten if and only if this card is a heart”?</text:p>
      <text:p text:style-name="P145">0.</text:p>
      <text:p text:style-name="P145"/>
      <text:p text:style-name="P145"/>
      <text:p text:style-name="P150"><text:soft-page-break/>11. <text:span text:style-name="T75">Define a logical operator ↓ so that p ↓ q is logically equivalent to ¬(p ∨ q). (This operator is usually referred to as “nor,” short for “not or”). Show that each of the propositions ¬p, p ∧ q, p ∨ q, p → q, p ↔ q, and p ⊕ q can be rewritten as a logically equivalent proposition that uses ↓ as its only operator.</text:span></text:p>
      <text:p text:style-name="P13">Comment: Turns out this operator is <text:span text:style-name="T81">functionally</text:span> complete.</text:p>
      <text:p text:style-name="P256"><text:span text:style-name="T54">0</text:span><text:span text:style-name="T53">) </text:span><text:span text:style-name="T56">¬p </text:span><text:span text:style-name="T66">=</text:span><text:span text:style-name="T58"> p </text:span><text:span text:style-name="T56">↓ </text:span><text:span text:style-name="T58">p</text:span></text:p>
      <text:p text:style-name="P246"><text:span text:style-name="T54"/></text:p>
      <text:p text:style-name="P246"><text:span text:style-name="T54">1</text:span><text:span text:style-name="T53">) p ↓ q </text:span><text:span text:style-name="T66">=</text:span><text:span text:style-name="T55"> </text:span><text:span text:style-name="T56">¬(p ∨ q) // </text:span><text:span text:style-name="T57">by definition</text:span></text:p>
      <text:p text:style-name="P245"><text:span text:style-name="T56">¬p </text:span><text:span text:style-name="T66">=</text:span><text:span text:style-name="T58"> p </text:span><text:span text:style-name="T53">↓ </text:span><text:span text:style-name="T58">p, </text:span><text:span text:style-name="T56">¬</text:span><text:span text:style-name="T53">q</text:span><text:span text:style-name="T56"> </text:span><text:span text:style-name="T66">=</text:span><text:span text:style-name="T58"> </text:span><text:span text:style-name="T53"><text:s/>q ↓ q</text:span></text:p>
      <text:p text:style-name="P247"><text:span text:style-name="T59">p </text:span><text:span text:style-name="T56">∧ </text:span><text:span text:style-name="T59">q </text:span><text:span text:style-name="T65">=</text:span><text:span text:style-name="T59"> </text:span><text:span text:style-name="T56">¬</text:span><text:span text:style-name="T60">(</text:span><text:span text:style-name="T56">¬</text:span><text:span text:style-name="T59">p </text:span><text:span text:style-name="T56">∨ ¬</text:span><text:span text:style-name="T59">q</text:span><text:span text:style-name="T60">)</text:span></text:p>
      <text:p text:style-name="P248"><text:span text:style-name="T59">p </text:span><text:span text:style-name="T56">∧ </text:span><text:span text:style-name="T59">q </text:span><text:span text:style-name="T65">=</text:span><text:span text:style-name="T56">¬</text:span><text:span text:style-name="T62">(( p</text:span><text:span text:style-name="T53">↓</text:span><text:span text:style-name="T62">p) </text:span><text:span text:style-name="T56">∨ </text:span><text:span text:style-name="T62">(</text:span><text:span text:style-name="T63">q</text:span><text:span text:style-name="T53">↓</text:span><text:span text:style-name="T63">q</text:span><text:span text:style-name="T62">)) </text:span><text:span text:style-name="T68">= </text:span><text:span text:style-name="T62">( p</text:span><text:span text:style-name="T53">↓</text:span><text:span text:style-name="T62">p) </text:span><text:span text:style-name="T53">↓</text:span><text:span text:style-name="T56"> </text:span><text:span text:style-name="T62">(</text:span><text:span text:style-name="T63">q</text:span><text:span text:style-name="T53">↓</text:span><text:span text:style-name="T63">q</text:span><text:span text:style-name="T62">), </text:span><text:span text:style-name="T64">thus</text:span></text:p>
      <text:p text:style-name="P249"><text:span text:style-name="T64">p </text:span><text:span text:style-name="T56">∧ </text:span><text:span text:style-name="T53">q = </text:span><text:span text:style-name="T62">(p</text:span><text:span text:style-name="T61">↓</text:span><text:span text:style-name="T62">p) </text:span><text:span text:style-name="T61">↓</text:span><text:span text:style-name="T56"> </text:span><text:span text:style-name="T62">(</text:span><text:span text:style-name="T63">q</text:span><text:span text:style-name="T61">↓</text:span><text:span text:style-name="T63">q</text:span><text:span text:style-name="T62">)</text:span></text:p>
      <text:p text:style-name="P250"><text:span text:style-name="T54"/></text:p>
      <text:p text:style-name="P250"><text:span text:style-name="T54">2</text:span><text:span text:style-name="T53">)</text:span><text:span text:style-name="T76"> p ∨ q</text:span></text:p>
      <text:p text:style-name="Standard">p∨q≡¬(p↓q)</text:p>
      <text:p text:style-name="Standard">p∨q≡(p↓q)↓(p↓q)</text:p>
      <text:p text:style-name="P257"><text:span text:style-name="T67"/></text:p>
      <text:p text:style-name="P257"><text:span text:style-name="T67">3)</text:span><text:span text:style-name="T76"> p → q</text:span></text:p>
      <text:p text:style-name="P261">p→q≡¬p∨q</text:p>
      <text:p text:style-name="P257"><text:span text:style-name="T76">From earlier: </text:span><text:span text:style-name="T77"><text:line-break/></text:span><text:span text:style-name="T76">¬p≡p↓p</text:span></text:p>
      <text:p text:style-name="P257"><text:span text:style-name="T76">Thus: </text:span><text:span text:style-name="T77"><text:line-break/>p→q≡(p↓p)↓q</text:span></text:p>
      <text:p text:style-name="P257"><text:span text:style-name="T77"/></text:p>
      <text:p text:style-name="P257"><text:span text:style-name="T67">4) </text:span><text:span text:style-name="T76">p ↔ q</text:span></text:p>
      <text:p text:style-name="P258">To express 𝑝 ↔ 𝑞 p↔q: 𝑝 ↔ 𝑞 ≡ ( 𝑝 → 𝑞 ) ∧ ( 𝑞 → 𝑝 ) p↔q≡(p→q)∧(q→p) </text:p>
      <text:p text:style-name="P258">Using the previous results: 𝑝 → 𝑞 ≡ ( 𝑝 ↓ 𝑝 ) ↓ 𝑞 p→q≡(p↓p)↓q 𝑞 → 𝑝 ≡ ( 𝑞 ↓ 𝑞 ) ↓ 𝑝 q→p≡(q↓q)↓p </text:p>
      <text:p text:style-name="P259">Thus: 𝑝 ↔ 𝑞 ≡ ( ( 𝑝 ↓ 𝑝 ) ↓ 𝑞 ) ∧ ( ( 𝑞 ↓ 𝑞 ) ↓ 𝑝 ) p↔q≡((p↓p)↓q)∧((q↓q)↓p) </text:p>
      <text:p text:style-name="P260">We already know that ∧ ∧ can be expressed as: 𝐴 ∧ 𝐵 ≡ ¬ ( ¬ 𝐴 ∨ ¬ 𝐵 ) A∧B≡¬(¬A∨¬B) Thus: 𝐴 ∧ 𝐵 ≡ ( ( 𝐴 ↓ 𝐴 ) ↓ ( 𝐵 ↓ 𝐵 ) ) ↓ ( ( 𝐴 ↓ 𝐴 ) ↓ ( 𝐵 ↓ 𝐵 ) ) A∧B≡((A↓A)↓(B↓B))↓((A↓A)↓(B↓B)) </text:p>
      <text:p text:style-name="P260">So: 𝑝 ↔ 𝑞 ≡ ( ( ( ( 𝑝 ↓ 𝑝 ) ↓ 𝑞 ) ↓ ( ( 𝑝 ↓ 𝑝 ) ↓ 𝑞 ) ) ↓ ( ( ( 𝑞 ↓ 𝑞 ) ↓ 𝑝 ) ↓ ( ( 𝑞 ↓ 𝑞 ) ↓ 𝑝 ) ) ) ↓ ( ( ( ( 𝑝 ↓ 𝑝 ) ↓ 𝑞 ) ↓ ( ( 𝑝 ↓ 𝑝 ) ↓ 𝑞 ) ) ↓ ( ( ( 𝑞 ↓ 𝑞 ) ↓ 𝑝 ) ↓ ( ( 𝑞 ↓ 𝑞 ) ↓ 𝑝 ) ) ) p↔q≡((((p↓p)↓q)↓((p↓p)↓q))↓(((q↓q)↓p)↓((q↓q)↓p)))↓((((p↓p)↓q)↓((p↓p)↓q))↓(((q↓q)↓p)↓((q↓q)↓p)))</text:p>
      <text:p text:style-name="P260"/>
      <text:p text:style-name="P251">5) <text:span text:style-name="T76">p ⊕ q</text:span></text:p>
      <text:p text:style-name="P255">To express p⊕q: 𝑝 ⊕ 𝑞 ≡ ( 𝑝 ∨ 𝑞 ) ∧ ¬ ( 𝑝 ∧ 𝑞 ) p⊕q≡(p∨q)∧¬(p∧q) </text:p>
      <text:p text:style-name="P252">We already have: 𝑝 ∨ 𝑞 ≡ ( 𝑝 ↓ 𝑞 ) ↓ ( 𝑝 ↓ 𝑞 ) p∨q≡(p↓q)↓(p↓q) 𝑝 ∧ 𝑞 ≡ ( ( 𝑝 ↓ 𝑝 ) ↓ ( 𝑞 ↓ 𝑞 ) ) ↓ ( ( 𝑝 ↓ 𝑝 ) ↓ ( 𝑞 ↓ 𝑞 ) ) p∧q≡((p↓p)↓(q↓q))↓((p↓p)↓(q↓q)) </text:p>
      <text:p text:style-name="P253">Thus: ¬ ( 𝑝 ∧ 𝑞 ) ≡ ( ( ( 𝑝 ↓ 𝑝 ) ↓ ( 𝑞 ↓ 𝑞 ) ) ↓ ( ( 𝑝 ↓ 𝑝 ) ↓ ( 𝑞 ↓ 𝑞 ) ) ) ↓ ( ( ( 𝑝 ↓ 𝑝 ) ↓ ( 𝑞 ↓ 𝑞 ) ) ↓ ( ( 𝑝 ↓ 𝑝 ) ↓ ( 𝑞 ↓ 𝑞 ) ) ) ¬(p∧q)≡(((p↓p)↓(q↓q))↓((p↓p)↓(q↓q)))↓(((p↓p)↓(q↓q))↓((p↓p)↓(q↓q))) </text:p>
      <text:p text:style-name="P254">Then: 𝑝 ⊕ 𝑞 ≡ ( ( 𝑝 ↓ 𝑞 ) ↓ ( 𝑝 ↓ 𝑞 ) ) ∧ ( ( ( ( 𝑝 ↓ 𝑝 ) ↓ ( 𝑞 ↓ 𝑞 ) ) ↓ ( ( 𝑝 ↓ 𝑝 ) ↓ ( 𝑞 ↓ 𝑞 ) ) ) ↓ ( ( ( 𝑝 ↓ 𝑝 ) ↓ ( 𝑞 ↓ 𝑞 ) ) ↓ ( ( 𝑝 ↓ 𝑝 ) ↓ ( 𝑞 ↓ 𝑞 ) ) ) ) p⊕q≡((p↓q)↓(p↓q))∧((((p↓p)↓(q↓q))↓((p↓p)↓(q↓q)))↓(((p↓p)↓(q↓q))↓((p↓p)↓(q↓q)))) </text:p>
      <text:p text:style-name="P151"><text:span text:style-name="T54">Finally: 𝑝 ⊕ 𝑞 ≡ ( ( ( ( 𝑝 ↓ 𝑞 ) ↓ ( 𝑝 ↓ 𝑞 ) ) ↓ ( ( 𝑝 ↓ 𝑞 ) ↓ ( 𝑝 ↓ 𝑞 ) ) ) ↓ ( ( ( ( 𝑝 ↓ 𝑝 ) ↓ ( 𝑞 ↓ 𝑞 ) ) ↓ ( ( 𝑝 ↓ 𝑝 ) ↓ ( 𝑞 ↓ 𝑞 ) ) ) ↓ ( ( ( ( 𝑝 ↓ 𝑝 ) ↓ ( 𝑞 ↓ 𝑞 ) ) ↓ ( ( 𝑝 ↓ 𝑝 ) ↓ ( 𝑞 ↓ 𝑞 ) ) ) ) ) ↓ ( ( ( ( 𝑝 ↓ 𝑞 ) ↓ ( 𝑝 ↓ 𝑞 ) ) ↓ ( ( 𝑝 ↓ 𝑞 ) ↓ ( 𝑝 ↓ 𝑞 ) ) ) ↓ ( ( ( ( 𝑝 ↓ 𝑝 ) ↓ ( 𝑞 ↓ 𝑞 ) ) ↓ ( ( 𝑝 ↓ 𝑝 ) ↓ ( 𝑞 ↓ 𝑞 ) ) ) ↓ ( ( ( ( 𝑝 ↓ 𝑝 ) ↓ ( 𝑞 ↓ 𝑞 ) ) ↓ ( ( 𝑝 ↓ 𝑝 ) ↓ ( 𝑞 ↓ 𝑞 ) ) ) ) ) ) ↓ ( ( ( ( 𝑝 ↓ 𝑞 ) ↓ ( 𝑝 ↓ 𝑞 ) ) ↓ ( ( 𝑝 ↓ 𝑞 ) ↓ ( 𝑝 ↓ 𝑞 ) ) ) ↓ ( ( ( ( 𝑝 ↓ 𝑝 ) ↓ ( 𝑞 ↓ 𝑞 ) ) ↓ ( ( 𝑝 ↓ 𝑝 ) ↓ ( 𝑞 ↓ 𝑞 ) ) ) ↓ ( ( ( ( 𝑝 ↓ 𝑝 ) ↓ ( 𝑞 ↓ 𝑞 ) ) ↓ ( ( 𝑝 ↓ 𝑝 ) ↓ ( 𝑞 ↓ 𝑞 ) ) ) ) ) ) ] </text:span><text:soft-page-break/><text:span text:style-name="T54">p⊕q≡((((p↓q)↓(p↓q))↓((p↓q)↓(p↓q)))↓((((p↓p)↓(q↓q))↓((p↓p)↓(q↓q)))↓((((p↓p)↓(q↓q))↓((p↓p)↓(q↓q)))))↓((((p↓q)↓(p↓q))↓((p↓q)↓(p↓q)))↓((((p↓p)↓(q↓q))↓((p↓p)↓(q↓q)))↓((((p↓p)↓(q↓q))↓((p↓p)↓(q↓q))))))↓((((p↓q)↓(p↓q))↓((p↓q)↓(p↓q)))↓((((p↓p)↓(q↓q))↓((p↓p)↓(q↓q)))↓((((p↓p)↓(q↓q))↓((p↓p)↓(q↓q))))))]</text:span></text:p>
      <text:p text:style-name="P145"/>
      <text:p text:style-name="P243">Truth tables.</text:p>
      <table:table table:name="Table17" table:style-name="Table17">
        <table:table-column table:style-name="Table17.A"/>
        <table:table-column table:style-name="Table17.B"/>
        <table:table-column table:style-name="Table17.A" table:number-columns-repeated="2"/>
        <table:table-column table:style-name="Table17.E"/>
        <table:table-row>
          <table:table-cell table:style-name="Table17.A1" office:value-type="string">
            <text:p text:style-name="P146"><text:s/><text:span text:style-name="T52">p</text:span></text:p>
          </table:table-cell>
          <table:table-cell table:style-name="Table17.A1" office:value-type="string">
            <text:p text:style-name="P232">q</text:p>
          </table:table-cell>
          <table:table-cell table:style-name="Table17.A1" office:value-type="string">
            <text:p text:style-name="P148">p ∨ q</text:p>
          </table:table-cell>
          <table:table-cell table:style-name="Table17.A1" office:value-type="string">
            <text:p text:style-name="P147">¬(p ∨ q)</text:p>
          </table:table-cell>
          <table:table-cell table:style-name="Table17.A1" office:value-type="string">
            <text:p text:style-name="P147">p ↓ q </text:p>
          </table:table-cell>
        </table:table-row>
        <table:table-row>
          <table:table-cell table:style-name="Table17.A1" office:value-type="string">
            <text:p text:style-name="P233">true </text:p>
            <text:p text:style-name="P233">true</text:p>
            <text:p text:style-name="P233">false</text:p>
            <text:p text:style-name="P233">false</text:p>
          </table:table-cell>
          <table:table-cell table:style-name="Table17.A1" office:value-type="string">
            <text:p text:style-name="P235">true</text:p>
            <text:p text:style-name="P235">false</text:p>
            <text:p text:style-name="P235">true</text:p>
            <text:p text:style-name="P235">false</text:p>
          </table:table-cell>
          <table:table-cell table:style-name="Table17.A1" office:value-type="string">
            <text:p text:style-name="P236">true</text:p>
            <text:p text:style-name="P236">true</text:p>
            <text:p text:style-name="P236">true</text:p>
            <text:p text:style-name="P236">false</text:p>
          </table:table-cell>
          <table:table-cell table:style-name="Table17.A1" office:value-type="string">
            <text:p text:style-name="P237">false</text:p>
            <text:p text:style-name="P237">false</text:p>
            <text:p text:style-name="P237">false</text:p>
            <text:p text:style-name="P237">true</text:p>
          </table:table-cell>
          <table:table-cell table:style-name="Table17.A1" office:value-type="string">
            <text:p text:style-name="P237">false</text:p>
            <text:p text:style-name="P237">false</text:p>
            <text:p text:style-name="P237">false</text:p>
            <text:p text:style-name="P237">true</text:p>
          </table:table-cell>
        </table:table-row>
      </table:table>
      <text:p text:style-name="P145"/>
      <text:p text:style-name="P145"/>
      <table:table table:name="Table18" table:style-name="Table18">
        <table:table-column table:style-name="Table18.A" table:number-columns-repeated="7"/>
        <table:table-column table:style-name="Table18.H"/>
        <table:table-row>
          <table:table-cell table:style-name="Table18.A1" office:value-type="string">
            <text:p text:style-name="P146"><text:s/><text:span text:style-name="T52">p</text:span></text:p>
          </table:table-cell>
          <table:table-cell table:style-name="Table18.A1" office:value-type="string">
            <text:p text:style-name="P232">q</text:p>
          </table:table-cell>
          <table:table-cell table:style-name="Table18.A1" office:value-type="string">
            <text:p text:style-name="P149">¬p</text:p>
          </table:table-cell>
          <table:table-cell table:style-name="Table18.A1" office:value-type="string">
            <text:p text:style-name="P149">p ∧ q</text:p>
          </table:table-cell>
          <table:table-cell table:style-name="Table18.A1" office:value-type="string">
            <text:p text:style-name="P149">p ∨ q</text:p>
          </table:table-cell>
          <table:table-cell table:style-name="Table18.A1" office:value-type="string">
            <text:p text:style-name="P149">p → q</text:p>
          </table:table-cell>
          <table:table-cell table:style-name="Table18.A1" office:value-type="string">
            <text:p text:style-name="P149">p ↔ q</text:p>
          </table:table-cell>
          <table:table-cell table:style-name="Table18.A1" office:value-type="string">
            <text:p text:style-name="P149">p ⊕ q</text:p>
          </table:table-cell>
        </table:table-row>
        <table:table-row>
          <table:table-cell table:style-name="Table18.A1" office:value-type="string">
            <text:p text:style-name="P233">true </text:p>
            <text:p text:style-name="P233">true</text:p>
            <text:p text:style-name="P233">false</text:p>
            <text:p text:style-name="P233">false</text:p>
          </table:table-cell>
          <table:table-cell table:style-name="Table18.A1" office:value-type="string">
            <text:p text:style-name="P235">true</text:p>
            <text:p text:style-name="P235">false</text:p>
            <text:p text:style-name="P235">true</text:p>
            <text:p text:style-name="P235">false</text:p>
          </table:table-cell>
          <table:table-cell table:style-name="Table18.A1" office:value-type="string">
            <text:p text:style-name="P234">false</text:p>
            <text:p text:style-name="P234">false</text:p>
            <text:p text:style-name="P234">true </text:p>
            <text:p text:style-name="P234">true</text:p>
          </table:table-cell>
          <table:table-cell table:style-name="Table18.A1" office:value-type="string">
            <text:p text:style-name="P238">true</text:p>
            <text:p text:style-name="P238">false</text:p>
            <text:p text:style-name="P238">false</text:p>
            <text:p text:style-name="P238">false</text:p>
          </table:table-cell>
          <table:table-cell table:style-name="Table18.A1" office:value-type="string">
            <text:p text:style-name="P238">true</text:p>
            <text:p text:style-name="P238">true</text:p>
            <text:p text:style-name="P238">true</text:p>
            <text:p text:style-name="P238">false</text:p>
          </table:table-cell>
          <table:table-cell table:style-name="Table18.A1" office:value-type="string">
            <text:p text:style-name="P239">true</text:p>
            <text:p text:style-name="P239">false</text:p>
            <text:p text:style-name="P239">true</text:p>
            <text:p text:style-name="P239">true</text:p>
          </table:table-cell>
          <table:table-cell table:style-name="Table18.A1" office:value-type="string">
            <text:p text:style-name="P39">true</text:p>
            <text:p text:style-name="P39">false</text:p>
            <text:p text:style-name="P40">false</text:p>
            <text:p text:style-name="P40">true</text:p>
          </table:table-cell>
          <table:table-cell table:style-name="Table18.A1" office:value-type="string">
            <text:p text:style-name="P41">false</text:p>
            <text:p text:style-name="P41">true</text:p>
            <text:p text:style-name="P42">true</text:p>
            <text:p text:style-name="P42">false</text:p>
          </table:table-cell>
        </table:table-row>
      </table:table>
      <text:p text:style-name="P244"/>
      <text:p text:style-name="P10"/>
      <text:p text:style-name="P12">**Functional completeness.</text:p>
      <text:p text:style-name="P21">aslkljfa</text:p>
      <text:p text:style-name="P10"/>
      <text:p text:style-name="P10"/>
      <text:p text:style-name="P10"/>
      <text:p text:style-name="P10"><text:span text:style-name="T71">Chapter </text:span><text:span text:style-name="T73">1.</text:span><text:span text:style-name="T71">2. </text:span>Boolean Algebra</text:p>
      <text:p text:style-name="P152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54">Double negation</text:p>
          </table:table-cell>
          <table:table-cell table:style-name="Table20.A1" office:value-type="string">
            <text:p text:style-name="P154">¬(¬p) ≡ p</text:p>
          </table:table-cell>
        </table:table-row>
        <table:table-row>
          <table:table-cell table:style-name="Table20.A1" office:value-type="string">
            <text:p text:style-name="P154">Excluded middle</text:p>
            <text:p text:style-name="P154">Contradiction</text:p>
          </table:table-cell>
          <table:table-cell table:style-name="Table20.A1" office:value-type="string">
            <text:p text:style-name="P154">p ∨ ¬p ≡ T</text:p>
            <text:p text:style-name="P154">p ∧ ¬p ≡ F</text:p>
          </table:table-cell>
        </table:table-row>
        <table:table-row>
          <table:table-cell table:style-name="Table20.A1" office:value-type="string">
            <text:p text:style-name="P154">Identity laws</text:p>
          </table:table-cell>
          <table:table-cell table:style-name="Table20.A1" office:value-type="string">
            <text:p text:style-name="P154">T ∧ p ≡ p</text:p>
            <text:p text:style-name="P154">F ∨ p ≡ p</text:p>
          </table:table-cell>
        </table:table-row>
        <table:table-row>
          <table:table-cell table:style-name="Table20.A1" office:value-type="string">
            <text:p text:style-name="P154">Idempotent laws</text:p>
          </table:table-cell>
          <table:table-cell table:style-name="Table20.A1" office:value-type="string">
            <text:p text:style-name="P154">p ∧ p ≡ p</text:p>
            <text:p text:style-name="P154">p ∨ p ≡ p</text:p>
          </table:table-cell>
        </table:table-row>
        <table:table-row>
          <table:table-cell table:style-name="Table20.A1" office:value-type="string">
            <text:p text:style-name="P154">Commutative laws</text:p>
          </table:table-cell>
          <table:table-cell table:style-name="Table20.A1" office:value-type="string">
            <text:p text:style-name="P154">p ∧ q ≡ q ∧ p</text:p>
            <text:p text:style-name="P154">p ∨ q ≡ q ∨ p</text:p>
          </table:table-cell>
        </table:table-row>
        <table:table-row>
          <table:table-cell table:style-name="Table20.A1" office:value-type="string">
            <text:p text:style-name="P154">Associative laws</text:p>
          </table:table-cell>
          <table:table-cell table:style-name="Table20.A1" office:value-type="string">
            <text:p text:style-name="P154">(p ∧ q) ∧ r ≡ p ∧ (q ∧ r)</text:p>
            <text:p text:style-name="P154">(p ∨ q) ∨ r ≡ p ∨ (q ∨ r)</text:p>
          </table:table-cell>
        </table:table-row>
        <table:table-row>
          <table:table-cell table:style-name="Table20.A1" office:value-type="string">
            <text:p text:style-name="P154">Distributive laws</text:p>
          </table:table-cell>
          <table:table-cell table:style-name="Table20.A1" office:value-type="string">
            <text:p text:style-name="P154">p ∧ (q ∨ r) ≡ (p ∧ q) ∨ (p ∧ r)</text:p>
            <text:p text:style-name="P154">p ∨ (q ∧ r) ≡ (p ∨ q) ∧ (p ∨ r)</text:p>
          </table:table-cell>
        </table:table-row>
        <table:table-row>
          <table:table-cell table:style-name="Table20.A1" office:value-type="string">
            <text:p text:style-name="P155">DeMorgan’s laws</text:p>
          </table:table-cell>
          <table:table-cell table:style-name="Table20.A1" office:value-type="string">
            <text:p text:style-name="P155">¬(p ∧ q) ≡ (¬p) ∨ (¬q)</text:p>
            <text:p text:style-name="P155">¬(p ∨ q) ≡ (¬p) ∧ (¬q)</text:p>
          </table:table-cell>
        </table:table-row>
      </table:table>
      <text:p text:style-name="P153"/>
      <text:p text:style-name="P153"><text:span text:style-name="T2">Theorem 1.1 (First Substitution Law).</text:span> Suppose that Q is any proposition, and that p is a propositional variable. Consider any tautology. If (Q) is substituted for p in all places where p occurs in the tautology, then the result is also a tautology.</text:p>
      <text:p text:style-name="P153"/>
      <text:p text:style-name="P153"><text:span text:style-name="T2">Theorem 1.2 (Second Substitution Law).</text:span> Suppose that P and Q are any propositions such that P ≡ Q. Suppose that R is any compound proposition in which (P) occurs as a subproposition. Let R′ be the proposition that is obtained by substituting (Q) for that occurrence of (P) in R. Then R ≡ R′.</text:p>
      <text:p text:style-name="P153"/>
      <text:p text:style-name="P153"><text:soft-page-break/>Substitution Law: The equivalence Q ≡ R allows us to substitute R for Q in the statement P ≡ Q, giving P ≡ R.</text:p>
      <text:p text:style-name="P153"/>
      <text:p text:style-name="P11">Exercises.</text:p>
      <text:p text:style-name="P20">1. Construct truth tables to demonstrate the validity of each of the distributive</text:p>
      <text:p text:style-name="P20">laws. </text:p>
      <text:p text:style-name="P20"/>
      <text:p text:style-name="P156"><text:span text:style-name="T82">a) </text:span>p ∧ (q ∨ r) ≡ (p ∧ q) ∨ (p ∧ r)</text:p>
      <text:p text:style-name="P262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column table:style-name="Table19.G"/>
        <table:table-column table:style-name="Table19.H"/>
        <table:table-row>
          <table:table-cell table:style-name="Table19.A1" office:value-type="string">
            <text:p text:style-name="P264">P</text:p>
          </table:table-cell>
          <table:table-cell table:style-name="Table19.A1" office:value-type="string">
            <text:p text:style-name="P264">Q </text:p>
          </table:table-cell>
          <table:table-cell table:style-name="Table19.A1" office:value-type="string">
            <text:p text:style-name="P264">R</text:p>
          </table:table-cell>
          <table:table-cell table:style-name="Table19.A1" office:value-type="string">
            <text:p text:style-name="P264">Q <text:span text:style-name="T84">∨ </text:span>R</text:p>
          </table:table-cell>
          <table:table-cell table:style-name="Table19.A1" office:value-type="string">
            <text:p text:style-name="P265"><text:span text:style-name="T84">p ∧ (q ∨ r)</text:span> </text:p>
          </table:table-cell>
          <table:table-cell table:style-name="Table19.A1" office:value-type="string">
            <text:p text:style-name="P157">p ∧ q</text:p>
          </table:table-cell>
          <table:table-cell table:style-name="Table19.A1" office:value-type="string">
            <text:p text:style-name="P158">p ∧ r</text:p>
          </table:table-cell>
          <table:table-cell table:style-name="Table19.A1" office:value-type="string">
            <text:p text:style-name="P159">(p ∧ q) ∨ (p ∧ r)</text:p>
          </table:table-cell>
        </table:table-row>
        <table:table-row>
          <table:table-cell table:style-name="Table19.A1" office:value-type="string">
            <text:p text:style-name="P268">T</text:p>
          </table:table-cell>
          <table:table-cell table:style-name="Table19.A1" office:value-type="string">
            <text:p text:style-name="P268">T</text:p>
          </table:table-cell>
          <table:table-cell table:style-name="Table19.A1" office:value-type="string">
            <text:p text:style-name="P269">T</text:p>
          </table:table-cell>
          <table:table-cell table:style-name="Table19.A1" office:value-type="string">
            <text:p text:style-name="P273">T</text:p>
          </table:table-cell>
          <table:table-cell table:style-name="Table19.A1" office:value-type="string">
            <text:p text:style-name="P283">T</text:p>
          </table:table-cell>
          <table:table-cell table:style-name="Table19.A1" office:value-type="string">
            <text:p text:style-name="P276">T</text:p>
          </table:table-cell>
          <table:table-cell table:style-name="Table19.A1" office:value-type="string">
            <text:p text:style-name="P277">T</text:p>
          </table:table-cell>
          <table:table-cell table:style-name="Table19.A1" office:value-type="string">
            <text:p text:style-name="P284">T</text:p>
          </table:table-cell>
        </table:table-row>
        <table:table-row>
          <table:table-cell table:style-name="Table19.A1" office:value-type="string">
            <text:p text:style-name="P268">T</text:p>
          </table:table-cell>
          <table:table-cell table:style-name="Table19.A1" office:value-type="string">
            <text:p text:style-name="P269">T</text:p>
          </table:table-cell>
          <table:table-cell table:style-name="Table19.A1" office:value-type="string">
            <text:p text:style-name="P271">F</text:p>
          </table:table-cell>
          <table:table-cell table:style-name="Table19.A1" office:value-type="string">
            <text:p text:style-name="P273">T</text:p>
          </table:table-cell>
          <table:table-cell table:style-name="Table19.A1" office:value-type="string">
            <text:p text:style-name="P283">T</text:p>
          </table:table-cell>
          <table:table-cell table:style-name="Table19.A1" office:value-type="string">
            <text:p text:style-name="P276">T</text:p>
          </table:table-cell>
          <table:table-cell table:style-name="Table19.A1" office:value-type="string">
            <text:p text:style-name="P277">F</text:p>
          </table:table-cell>
          <table:table-cell table:style-name="Table19.A1" office:value-type="string">
            <text:p text:style-name="P284">T</text:p>
          </table:table-cell>
        </table:table-row>
        <table:table-row>
          <table:table-cell table:style-name="Table19.A1" office:value-type="string">
            <text:p text:style-name="P269">T</text:p>
          </table:table-cell>
          <table:table-cell table:style-name="Table19.A1" office:value-type="string">
            <text:p text:style-name="P271">F</text:p>
          </table:table-cell>
          <table:table-cell table:style-name="Table19.A1" office:value-type="string">
            <text:p text:style-name="P269">T</text:p>
          </table:table-cell>
          <table:table-cell table:style-name="Table19.A1" office:value-type="string">
            <text:p text:style-name="P273">T</text:p>
          </table:table-cell>
          <table:table-cell table:style-name="Table19.A1" office:value-type="string">
            <text:p text:style-name="P283">T</text:p>
          </table:table-cell>
          <table:table-cell table:style-name="Table19.A1" office:value-type="string">
            <text:p text:style-name="P276">F</text:p>
          </table:table-cell>
          <table:table-cell table:style-name="Table19.A1" office:value-type="string">
            <text:p text:style-name="P277">T</text:p>
          </table:table-cell>
          <table:table-cell table:style-name="Table19.A1" office:value-type="string">
            <text:p text:style-name="P284">T</text:p>
          </table:table-cell>
        </table:table-row>
        <table:table-row>
          <table:table-cell table:style-name="Table19.A1" office:value-type="string">
            <text:p text:style-name="P269">T</text:p>
          </table:table-cell>
          <table:table-cell table:style-name="Table19.A1" office:value-type="string">
            <text:p text:style-name="P271">F</text:p>
          </table:table-cell>
          <table:table-cell table:style-name="Table19.A1" office:value-type="string">
            <text:p text:style-name="P271">F</text:p>
          </table:table-cell>
          <table:table-cell table:style-name="Table19.A1" office:value-type="string">
            <text:p text:style-name="P274">T</text:p>
          </table:table-cell>
          <table:table-cell table:style-name="Table19.A1" office:value-type="string">
            <text:p text:style-name="P283">T</text:p>
          </table:table-cell>
          <table:table-cell table:style-name="Table19.A1" office:value-type="string">
            <text:p text:style-name="P276">F</text:p>
          </table:table-cell>
          <table:table-cell table:style-name="Table19.A1" office:value-type="string">
            <text:p text:style-name="P277">F</text:p>
          </table:table-cell>
          <table:table-cell table:style-name="Table19.A1" office:value-type="string">
            <text:p text:style-name="P284">F</text:p>
          </table:table-cell>
        </table:table-row>
        <table:table-row>
          <table:table-cell table:style-name="Table19.A1" office:value-type="string">
            <text:p text:style-name="P269">F</text:p>
          </table:table-cell>
          <table:table-cell table:style-name="Table19.A1" office:value-type="string">
            <text:p text:style-name="P268">T</text:p>
          </table:table-cell>
          <table:table-cell table:style-name="Table19.A1" office:value-type="string">
            <text:p text:style-name="P269">T</text:p>
          </table:table-cell>
          <table:table-cell table:style-name="Table19.A1" office:value-type="string">
            <text:p text:style-name="P273">T</text:p>
          </table:table-cell>
          <table:table-cell table:style-name="Table19.A1" office:value-type="string">
            <text:p text:style-name="P283">F</text:p>
          </table:table-cell>
          <table:table-cell table:style-name="Table19.A1" office:value-type="string">
            <text:p text:style-name="P276">F</text:p>
          </table:table-cell>
          <table:table-cell table:style-name="Table19.A1" office:value-type="string">
            <text:p text:style-name="P277">F</text:p>
          </table:table-cell>
          <table:table-cell table:style-name="Table19.A1" office:value-type="string">
            <text:p text:style-name="P284">F</text:p>
          </table:table-cell>
        </table:table-row>
        <table:table-row>
          <table:table-cell table:style-name="Table19.A1" office:value-type="string">
            <text:p text:style-name="P269">F</text:p>
          </table:table-cell>
          <table:table-cell table:style-name="Table19.A1" office:value-type="string">
            <text:p text:style-name="P269">T</text:p>
          </table:table-cell>
          <table:table-cell table:style-name="Table19.A1" office:value-type="string">
            <text:p text:style-name="P271">F</text:p>
          </table:table-cell>
          <table:table-cell table:style-name="Table19.A1" office:value-type="string">
            <text:p text:style-name="P275">F</text:p>
          </table:table-cell>
          <table:table-cell table:style-name="Table19.A1" office:value-type="string">
            <text:p text:style-name="P283">T</text:p>
          </table:table-cell>
          <table:table-cell table:style-name="Table19.A1" office:value-type="string">
            <text:p text:style-name="P276">F</text:p>
          </table:table-cell>
          <table:table-cell table:style-name="Table19.A1" office:value-type="string">
            <text:p text:style-name="P277">T</text:p>
          </table:table-cell>
          <table:table-cell table:style-name="Table19.A1" office:value-type="string">
            <text:p text:style-name="P284">T</text:p>
          </table:table-cell>
        </table:table-row>
        <table:table-row table:style-name="Table19.8">
          <table:table-cell table:style-name="Table19.A1" office:value-type="string">
            <text:p text:style-name="P269">F</text:p>
          </table:table-cell>
          <table:table-cell table:style-name="Table19.A1" office:value-type="string">
            <text:p text:style-name="P271">F</text:p>
          </table:table-cell>
          <table:table-cell table:style-name="Table19.A1" office:value-type="string">
            <text:p text:style-name="P269">T</text:p>
          </table:table-cell>
          <table:table-cell table:style-name="Table19.A1" office:value-type="string">
            <text:p text:style-name="P273">T</text:p>
          </table:table-cell>
          <table:table-cell table:style-name="Table19.A1" office:value-type="string">
            <text:p text:style-name="P283">F</text:p>
          </table:table-cell>
          <table:table-cell table:style-name="Table19.A1" office:value-type="string">
            <text:p text:style-name="P276">T</text:p>
          </table:table-cell>
          <table:table-cell table:style-name="Table19.A1" office:value-type="string">
            <text:p text:style-name="P277">F</text:p>
          </table:table-cell>
          <table:table-cell table:style-name="Table19.A1" office:value-type="string">
            <text:p text:style-name="P284">F</text:p>
          </table:table-cell>
        </table:table-row>
        <table:table-row>
          <table:table-cell table:style-name="Table19.A1" office:value-type="string">
            <text:p text:style-name="P268">F</text:p>
          </table:table-cell>
          <table:table-cell table:style-name="Table19.A1" office:value-type="string">
            <text:p text:style-name="P271">F</text:p>
          </table:table-cell>
          <table:table-cell table:style-name="Table19.A1" office:value-type="string">
            <text:p text:style-name="P271">F</text:p>
          </table:table-cell>
          <table:table-cell table:style-name="Table19.A1" office:value-type="string">
            <text:p text:style-name="P273">F</text:p>
          </table:table-cell>
          <table:table-cell table:style-name="Table19.A1" office:value-type="string">
            <text:p text:style-name="P283">T</text:p>
          </table:table-cell>
          <table:table-cell table:style-name="Table19.A1" office:value-type="string">
            <text:p text:style-name="P276">T</text:p>
          </table:table-cell>
          <table:table-cell table:style-name="Table19.A1" office:value-type="string">
            <text:p text:style-name="P277">T</text:p>
          </table:table-cell>
          <table:table-cell table:style-name="Table19.A1" office:value-type="string">
            <text:p text:style-name="P284">T</text:p>
          </table:table-cell>
        </table:table-row>
      </table:table>
      <text:p text:style-name="P263"/>
      <text:p text:style-name="P156"><text:span text:style-name="T83">b) </text:span>p ∨ (q ∧ r) ≡ (p ∨ q) ∧ (p ∨ r)</text:p>
      <text:p text:style-name="P15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column table:style-name="Table21.G"/>
        <table:table-column table:style-name="Table21.H"/>
        <table:table-row>
          <table:table-cell table:style-name="Table21.A1" office:value-type="string">
            <text:p text:style-name="P266">P</text:p>
          </table:table-cell>
          <table:table-cell table:style-name="Table21.A1" office:value-type="string">
            <text:p text:style-name="P266">Q </text:p>
          </table:table-cell>
          <table:table-cell table:style-name="Table21.A1" office:value-type="string">
            <text:p text:style-name="P266">R</text:p>
          </table:table-cell>
          <table:table-cell table:style-name="Table21.A1" office:value-type="string">
            <text:p text:style-name="P267">Q <text:span text:style-name="T84">∧ </text:span>R</text:p>
          </table:table-cell>
          <table:table-cell table:style-name="Table21.A1" office:value-type="string">
            <text:p text:style-name="P282"><text:span text:style-name="T84">p ∨ (q ∧ r)</text:span> </text:p>
          </table:table-cell>
          <table:table-cell table:style-name="Table21.A1" office:value-type="string">
            <text:p text:style-name="P160">p ∨ q</text:p>
          </table:table-cell>
          <table:table-cell table:style-name="Table21.A1" office:value-type="string">
            <text:p text:style-name="P160">p ∨ r</text:p>
          </table:table-cell>
          <table:table-cell table:style-name="Table21.A1" office:value-type="string">
            <text:p text:style-name="P161">(p ∨ q) ∧ (p ∨ r)</text:p>
          </table:table-cell>
        </table:table-row>
        <table:table-row>
          <table:table-cell table:style-name="Table21.A1" office:value-type="string">
            <text:p text:style-name="P270">T</text:p>
          </table:table-cell>
          <table:table-cell table:style-name="Table21.A1" office:value-type="string">
            <text:p text:style-name="P270">T</text:p>
          </table:table-cell>
          <table:table-cell table:style-name="Table21.A1" office:value-type="string">
            <text:p text:style-name="P270">T</text:p>
          </table:table-cell>
          <table:table-cell table:style-name="Table21.A1" office:value-type="string">
            <text:p text:style-name="P280">T</text:p>
          </table:table-cell>
          <table:table-cell table:style-name="Table21.A1" office:value-type="string">
            <text:p text:style-name="P288">T</text:p>
          </table:table-cell>
          <table:table-cell table:style-name="Table21.A1" office:value-type="string">
            <text:p text:style-name="P285">T</text:p>
          </table:table-cell>
          <table:table-cell table:style-name="Table21.A1" office:value-type="string">
            <text:p text:style-name="P286">T</text:p>
          </table:table-cell>
          <table:table-cell table:style-name="Table21.A1" office:value-type="string">
            <text:p text:style-name="P287">T</text:p>
          </table:table-cell>
        </table:table-row>
        <table:table-row>
          <table:table-cell table:style-name="Table21.A1" office:value-type="string">
            <text:p text:style-name="P270">T</text:p>
          </table:table-cell>
          <table:table-cell table:style-name="Table21.A1" office:value-type="string">
            <text:p text:style-name="P270">T</text:p>
          </table:table-cell>
          <table:table-cell table:style-name="Table21.A1" office:value-type="string">
            <text:p text:style-name="P272">F</text:p>
          </table:table-cell>
          <table:table-cell table:style-name="Table21.A1" office:value-type="string">
            <text:p text:style-name="P281">F</text:p>
          </table:table-cell>
          <table:table-cell table:style-name="Table21.A1" office:value-type="string">
            <text:p text:style-name="P288">T</text:p>
          </table:table-cell>
          <table:table-cell table:style-name="Table21.A1" office:value-type="string">
            <text:p text:style-name="P285">T</text:p>
          </table:table-cell>
          <table:table-cell table:style-name="Table21.A1" office:value-type="string">
            <text:p text:style-name="P286">T</text:p>
          </table:table-cell>
          <table:table-cell table:style-name="Table21.A1" office:value-type="string">
            <text:p text:style-name="P287">T</text:p>
          </table:table-cell>
        </table:table-row>
        <table:table-row>
          <table:table-cell table:style-name="Table21.A1" office:value-type="string">
            <text:p text:style-name="P270">T</text:p>
          </table:table-cell>
          <table:table-cell table:style-name="Table21.A1" office:value-type="string">
            <text:p text:style-name="P272">F</text:p>
          </table:table-cell>
          <table:table-cell table:style-name="Table21.A1" office:value-type="string">
            <text:p text:style-name="P270">T</text:p>
          </table:table-cell>
          <table:table-cell table:style-name="Table21.A1" office:value-type="string">
            <text:p text:style-name="P281">F</text:p>
          </table:table-cell>
          <table:table-cell table:style-name="Table21.A1" office:value-type="string">
            <text:p text:style-name="P288">T</text:p>
          </table:table-cell>
          <table:table-cell table:style-name="Table21.A1" office:value-type="string">
            <text:p text:style-name="P285">T</text:p>
          </table:table-cell>
          <table:table-cell table:style-name="Table21.A1" office:value-type="string">
            <text:p text:style-name="P286">T</text:p>
          </table:table-cell>
          <table:table-cell table:style-name="Table21.A1" office:value-type="string">
            <text:p text:style-name="P287">T</text:p>
          </table:table-cell>
        </table:table-row>
        <table:table-row>
          <table:table-cell table:style-name="Table21.A1" office:value-type="string">
            <text:p text:style-name="P270">T</text:p>
          </table:table-cell>
          <table:table-cell table:style-name="Table21.A1" office:value-type="string">
            <text:p text:style-name="P272">F</text:p>
          </table:table-cell>
          <table:table-cell table:style-name="Table21.A1" office:value-type="string">
            <text:p text:style-name="P272">F</text:p>
          </table:table-cell>
          <table:table-cell table:style-name="Table21.A1" office:value-type="string">
            <text:p text:style-name="P281">T</text:p>
          </table:table-cell>
          <table:table-cell table:style-name="Table21.A1" office:value-type="string">
            <text:p text:style-name="P288">T</text:p>
          </table:table-cell>
          <table:table-cell table:style-name="Table21.A1" office:value-type="string">
            <text:p text:style-name="P285">T</text:p>
          </table:table-cell>
          <table:table-cell table:style-name="Table21.A1" office:value-type="string">
            <text:p text:style-name="P286">T</text:p>
          </table:table-cell>
          <table:table-cell table:style-name="Table21.A1" office:value-type="string">
            <text:p text:style-name="P287">T</text:p>
          </table:table-cell>
        </table:table-row>
        <table:table-row>
          <table:table-cell table:style-name="Table21.A1" office:value-type="string">
            <text:p text:style-name="P270">F</text:p>
          </table:table-cell>
          <table:table-cell table:style-name="Table21.A1" office:value-type="string">
            <text:p text:style-name="P270">T</text:p>
          </table:table-cell>
          <table:table-cell table:style-name="Table21.A1" office:value-type="string">
            <text:p text:style-name="P270">T</text:p>
          </table:table-cell>
          <table:table-cell table:style-name="Table21.A1" office:value-type="string">
            <text:p text:style-name="P281">T</text:p>
          </table:table-cell>
          <table:table-cell table:style-name="Table21.A1" office:value-type="string">
            <text:p text:style-name="P288">T</text:p>
          </table:table-cell>
          <table:table-cell table:style-name="Table21.A1" office:value-type="string">
            <text:p text:style-name="P285">T</text:p>
          </table:table-cell>
          <table:table-cell table:style-name="Table21.A1" office:value-type="string">
            <text:p text:style-name="P286">T</text:p>
          </table:table-cell>
          <table:table-cell table:style-name="Table21.A1" office:value-type="string">
            <text:p text:style-name="P287">T</text:p>
          </table:table-cell>
        </table:table-row>
        <table:table-row>
          <table:table-cell table:style-name="Table21.A1" office:value-type="string">
            <text:p text:style-name="P270">F</text:p>
          </table:table-cell>
          <table:table-cell table:style-name="Table21.A1" office:value-type="string">
            <text:p text:style-name="P270">T</text:p>
          </table:table-cell>
          <table:table-cell table:style-name="Table21.A1" office:value-type="string">
            <text:p text:style-name="P272">F</text:p>
          </table:table-cell>
          <table:table-cell table:style-name="Table21.A1" office:value-type="string">
            <text:p text:style-name="P281">F</text:p>
          </table:table-cell>
          <table:table-cell table:style-name="Table21.A1" office:value-type="string">
            <text:p text:style-name="P288">F</text:p>
          </table:table-cell>
          <table:table-cell table:style-name="Table21.A1" office:value-type="string">
            <text:p text:style-name="P285">T</text:p>
          </table:table-cell>
          <table:table-cell table:style-name="Table21.A1" office:value-type="string">
            <text:p text:style-name="P286">F</text:p>
          </table:table-cell>
          <table:table-cell table:style-name="Table21.A1" office:value-type="string">
            <text:p text:style-name="P287">F</text:p>
          </table:table-cell>
        </table:table-row>
        <table:table-row table:style-name="Table21.8">
          <table:table-cell table:style-name="Table21.A1" office:value-type="string">
            <text:p text:style-name="P270">F</text:p>
          </table:table-cell>
          <table:table-cell table:style-name="Table21.A1" office:value-type="string">
            <text:p text:style-name="P272">F</text:p>
          </table:table-cell>
          <table:table-cell table:style-name="Table21.A1" office:value-type="string">
            <text:p text:style-name="P270">T</text:p>
          </table:table-cell>
          <table:table-cell table:style-name="Table21.A1" office:value-type="string">
            <text:p text:style-name="P281">F</text:p>
          </table:table-cell>
          <table:table-cell table:style-name="Table21.A1" office:value-type="string">
            <text:p text:style-name="P288">F</text:p>
          </table:table-cell>
          <table:table-cell table:style-name="Table21.A1" office:value-type="string">
            <text:p text:style-name="P285">F</text:p>
          </table:table-cell>
          <table:table-cell table:style-name="Table21.A1" office:value-type="string">
            <text:p text:style-name="P286">T</text:p>
          </table:table-cell>
          <table:table-cell table:style-name="Table21.A1" office:value-type="string">
            <text:p text:style-name="P287">F</text:p>
          </table:table-cell>
        </table:table-row>
        <table:table-row>
          <table:table-cell table:style-name="Table21.A1" office:value-type="string">
            <text:p text:style-name="P270">F</text:p>
          </table:table-cell>
          <table:table-cell table:style-name="Table21.A1" office:value-type="string">
            <text:p text:style-name="P272">F</text:p>
          </table:table-cell>
          <table:table-cell table:style-name="Table21.A1" office:value-type="string">
            <text:p text:style-name="P272">F</text:p>
          </table:table-cell>
          <table:table-cell table:style-name="Table21.A1" office:value-type="string">
            <text:p text:style-name="P281">T</text:p>
          </table:table-cell>
          <table:table-cell table:style-name="Table21.A1" office:value-type="string">
            <text:p text:style-name="P288">T</text:p>
          </table:table-cell>
          <table:table-cell table:style-name="Table21.A1" office:value-type="string">
            <text:p text:style-name="P285">F</text:p>
          </table:table-cell>
          <table:table-cell table:style-name="Table21.A1" office:value-type="string">
            <text:p text:style-name="P286">F</text:p>
          </table:table-cell>
          <table:table-cell table:style-name="Table21.A1" office:value-type="string">
            <text:p text:style-name="P287">T</text:p>
          </table:table-cell>
        </table:table-row>
      </table:table>
      <text:p text:style-name="P278"/>
      <text:p text:style-name="P279">2.</text:p>
      <text:p text:style-name="P279"><text:span text:style-name="T86">a</text:span><text:span text:style-name="T85">) </text:span>Construct truth tables to demonstrate that ¬(p ∧ q) is not logically equivalent to (¬p) ∧ (¬q).</text:p>
      <text:p text:style-name="P279"/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A"/>
        <table:table-column table:style-name="Table22.F"/>
        <table:table-column table:style-name="Table22.B"/>
        <table:table-row>
          <table:table-cell table:style-name="Table22.A1" office:value-type="string">
            <text:p text:style-name="P290">p</text:p>
          </table:table-cell>
          <table:table-cell table:style-name="Table22.A1" office:value-type="string">
            <text:p text:style-name="P289">q</text:p>
          </table:table-cell>
          <table:table-cell table:style-name="Table22.A1" office:value-type="string">
            <text:p text:style-name="P289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</table:table-row>
        <table:table-row>
          <table:table-cell table:style-name="Table22.A1" office:value-type="string">
            <text:p text:style-name="P290">t</text:p>
          </table:table-cell>
          <table:table-cell table:style-name="Table22.A1" office:value-type="string">
            <text:p text:style-name="P290">t</text:p>
          </table:table-cell>
          <table:table-cell table:style-name="Table22.A1" office:value-type="string">
            <text:p text:style-name="P290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</table:table-row>
        <table:table-row>
          <table:table-cell table:style-name="Table22.A1" office:value-type="string">
            <text:p text:style-name="P290">t</text:p>
          </table:table-cell>
          <table:table-cell table:style-name="Table22.A1" office:value-type="string">
            <text:p text:style-name="P290">f</text:p>
          </table:table-cell>
          <table:table-cell table:style-name="Table22.A1" office:value-type="string">
            <text:p text:style-name="P290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</table:table-row>
        <table:table-row>
          <table:table-cell table:style-name="Table22.A1" office:value-type="string">
            <text:p text:style-name="P290">f</text:p>
          </table:table-cell>
          <table:table-cell table:style-name="Table22.A1" office:value-type="string">
            <text:p text:style-name="P290">t</text:p>
          </table:table-cell>
          <table:table-cell table:style-name="Table22.A1" office:value-type="string">
            <text:p text:style-name="P290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</table:table-row>
        <table:table-row>
          <table:table-cell table:style-name="Table22.A1" office:value-type="string">
            <text:p text:style-name="P290">f</text:p>
          </table:table-cell>
          <table:table-cell table:style-name="Table22.A1" office:value-type="string">
            <text:p text:style-name="P290">f</text:p>
          </table:table-cell>
          <table:table-cell table:style-name="Table22.A1" office:value-type="string">
            <text:p text:style-name="P290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  <table:table-cell table:style-name="Table22.A1" office:value-type="string">
            <text:p text:style-name="Table_20_Contents"/>
          </table:table-cell>
        </table:table-row>
      </table:table>
      <text:p text:style-name="P279"/>
      <text:p text:style-name="P27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9:06:08.263000000</meta:creation-date>
    <meta:generator>LibreOffice/24.2.5.2$Linux_X86_64 LibreOffice_project/420$Build-2</meta:generator>
    <dc:date>2024-09-23T09:26:07.741136896</dc:date>
    <meta:editing-duration>P5DT4H5M2S</meta:editing-duration>
    <meta:editing-cycles>645</meta:editing-cycles>
    <meta:document-statistic meta:table-count="22" meta:image-count="0" meta:object-count="0" meta:page-count="7" meta:paragraph-count="830" meta:word-count="2656" meta:character-count="9990" meta:non-whitespace-character-count="8120"/>
  </office:meta>
</office:document-meta>
</file>